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145.79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3"/>
    <style:style style:name="ce8" style:family="table-cell" style:parent-style-name="Default" style:data-style-name="N1"/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9"/>
    <style:style style:name="ce1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73"/>
    <style:style style:name="ce17" style:family="table-cell" style:parent-style-name="Default" style:data-style-name="N116"/>
    <style:style style:name="ce18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19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amost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5455572" calcext:value-type="float">
            <text:p>5455572</text:p>
          </table:table-cell>
          <table:table-cell table:formula="of:=[.C4]/[.$C$31]" office:value-type="float" office:value="0.00536680377220797" calcext:value-type="float">
            <text:p>0,0053668038</text:p>
          </table:table-cell>
          <table:table-cell table:formula="of:=ROUND([.D4]*[.$C$40];0)" office:value-type="float" office:value="7" calcext:value-type="float">
            <text:p>7</text:p>
          </table:table-cell>
          <table:table-cell table:style-name="ce18" table:formula="of:=[.$F$31]*[.D4]" office:value-type="float" office:value="2104.21699037318" calcext:value-type="float">
            <text:p>2104</text:p>
          </table:table-cell>
          <table:table-cell/>
          <table:table-cell table:formula="of:=&quot;CREATE VIEW V&quot;&amp;[.B4]&amp;&quot; AS SELECT * FROM payments WHERE state = '&quot;&amp;[.B4]&amp;&quot;' SAMPLE &quot;&amp;[.E4]&amp;&quot;;&quot;" office:value-type="string" office:string-value="CREATE VIEW VAC AS SELECT * FROM payments WHERE state = 'AC' SAMPLE 7;" calcext:value-type="string">
            <text:p>CREATE VIEW VAC AS SELECT * FROM payments WHERE state = 'AC' SAMPLE 7;</text:p>
          </table:table-cell>
          <table:table-cell table:formula="of:=&quot;SELECT * FROM V&quot;&amp;[.B4]&amp;&quot; UNION ALL &quot;" office:value-type="string" office:string-value="SELECT * FROM VAC UNION ALL " calcext:value-type="string">
            <text:p>SELECT * FROM VAC UNION ALL </text:p>
          </table:table-cell>
          <table:table-cell table:formula="of:=&quot;DROP VIEW V&quot;&amp;[.B4]&amp;&quot;;&quot;" office:value-type="string" office:string-value="DROP VIEW VAC;" calcext:value-type="string">
            <text:p>DROP VIEW VAC;</text:p>
          </table:table-cell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31481097" calcext:value-type="float">
            <text:p>31481097</text:p>
          </table:table-cell>
          <table:table-cell table:formula="of:=[.C5]/[.$C$31]" office:value-type="float" office:value="0.0309688645173861" calcext:value-type="float">
            <text:p>0,0309688645</text:p>
          </table:table-cell>
          <table:table-cell table:formula="of:=ROUND([.D5]*[.$C$40];0)" office:value-type="float" office:value="42" calcext:value-type="float">
            <text:p>42</text:p>
          </table:table-cell>
          <table:table-cell table:style-name="ce18" table:formula="of:=[.$F$31]*[.D5]" office:value-type="float" office:value="12142.2756739323" calcext:value-type="float">
            <text:p>12142</text:p>
          </table:table-cell>
          <table:table-cell/>
          <table:table-cell table:formula="of:=&quot;CREATE VIEW V&quot;&amp;[.B5]&amp;&quot; AS SELECT * FROM payments WHERE state = '&quot;&amp;[.B5]&amp;&quot;' SAMPLE &quot;&amp;[.E5]&amp;&quot;;&quot;" office:value-type="string" office:string-value="CREATE VIEW VAL AS SELECT * FROM payments WHERE state = 'AL' SAMPLE 42;" calcext:value-type="string">
            <text:p>CREATE VIEW VAL AS SELECT * FROM payments WHERE state = 'AL' SAMPLE 42;</text:p>
          </table:table-cell>
          <table:table-cell table:formula="of:=&quot;SELECT * FROM V&quot;&amp;[.B5]&amp;&quot; UNION ALL &quot;" office:value-type="string" office:string-value="SELECT * FROM VAL UNION ALL " calcext:value-type="string">
            <text:p>SELECT * FROM VAL UNION ALL </text:p>
          </table:table-cell>
          <table:table-cell table:formula="of:=&quot;DROP VIEW V&quot;&amp;[.B5]&amp;&quot;;&quot;" office:value-type="string" office:string-value="DROP VIEW VAL;" calcext:value-type="string">
            <text:p>DROP VIEW VAL;</text:p>
          </table:table-cell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25125918" calcext:value-type="float">
            <text:p>25125918</text:p>
          </table:table-cell>
          <table:table-cell table:formula="of:=[.C6]/[.$C$31]" office:value-type="float" office:value="0.0247170913522153" calcext:value-type="float">
            <text:p>0,0247170914</text:p>
          </table:table-cell>
          <table:table-cell table:formula="of:=ROUND([.D6]*[.$C$40];0)" office:value-type="float" office:value="33" calcext:value-type="float">
            <text:p>33</text:p>
          </table:table-cell>
          <table:table-cell table:style-name="ce18" table:formula="of:=[.$F$31]*[.D6]" office:value-type="float" office:value="9691.07979040941" calcext:value-type="float">
            <text:p>9691</text:p>
          </table:table-cell>
          <table:table-cell/>
          <table:table-cell table:formula="of:=&quot;CREATE VIEW V&quot;&amp;[.B6]&amp;&quot; AS SELECT * FROM payments WHERE state = '&quot;&amp;[.B6]&amp;&quot;' SAMPLE &quot;&amp;[.E6]&amp;&quot;;&quot;" office:value-type="string" office:string-value="CREATE VIEW VAM AS SELECT * FROM payments WHERE state = 'AM' SAMPLE 33;" calcext:value-type="string">
            <text:p>CREATE VIEW VAM AS SELECT * FROM payments WHERE state = 'AM' SAMPLE 33;</text:p>
          </table:table-cell>
          <table:table-cell table:formula="of:=&quot;SELECT * FROM V&quot;&amp;[.B6]&amp;&quot; UNION ALL &quot;" office:value-type="string" office:string-value="SELECT * FROM VAM UNION ALL " calcext:value-type="string">
            <text:p>SELECT * FROM VAM UNION ALL </text:p>
          </table:table-cell>
          <table:table-cell table:formula="of:=&quot;DROP VIEW V&quot;&amp;[.B6]&amp;&quot;;&quot;" office:value-type="string" office:string-value="DROP VIEW VAM;" calcext:value-type="string">
            <text:p>DROP VIEW VAM;</text:p>
          </table:table-cell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float" office:value="4094567" calcext:value-type="float">
            <text:p>4094567</text:p>
          </table:table-cell>
          <table:table-cell table:formula="of:=[.C7]/[.$C$31]" office:value-type="float" office:value="0.004027943838182" calcext:value-type="float">
            <text:p>0,0040279438</text:p>
          </table:table-cell>
          <table:table-cell table:formula="of:=ROUND([.D7]*[.$C$40];0)" office:value-type="float" office:value="5" calcext:value-type="float">
            <text:p>5</text:p>
          </table:table-cell>
          <table:table-cell table:style-name="ce18" table:formula="of:=[.$F$31]*[.D7]" office:value-type="float" office:value="1579.27664589916" calcext:value-type="float">
            <text:p>1579</text:p>
          </table:table-cell>
          <table:table-cell/>
          <table:table-cell table:formula="of:=&quot;CREATE VIEW V&quot;&amp;[.B7]&amp;&quot; AS SELECT * FROM payments WHERE state = '&quot;&amp;[.B7]&amp;&quot;' SAMPLE &quot;&amp;[.E7]&amp;&quot;;&quot;" office:value-type="string" office:string-value="CREATE VIEW VAP AS SELECT * FROM payments WHERE state = 'AP' SAMPLE 5;" calcext:value-type="string">
            <text:p>CREATE VIEW VAP AS SELECT * FROM payments WHERE state = 'AP' SAMPLE 5;</text:p>
          </table:table-cell>
          <table:table-cell table:formula="of:=&quot;SELECT * FROM V&quot;&amp;[.B7]&amp;&quot; UNION ALL &quot;" office:value-type="string" office:string-value="SELECT * FROM VAP UNION ALL " calcext:value-type="string">
            <text:p>SELECT * FROM VAP UNION ALL </text:p>
          </table:table-cell>
          <table:table-cell table:formula="of:=&quot;DROP VIEW V&quot;&amp;[.B7]&amp;&quot;;&quot;" office:value-type="string" office:string-value="DROP VIEW VAP;" calcext:value-type="string">
            <text:p>DROP VIEW VAP;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32024694" calcext:value-type="float">
            <text:p>132024694</text:p>
          </table:table-cell>
          <table:table-cell table:formula="of:=[.C8]/[.$C$31]" office:value-type="float" office:value="0.129876505302066" calcext:value-type="float">
            <text:p>0,1298765053</text:p>
          </table:table-cell>
          <table:table-cell table:formula="of:=ROUND([.D8]*[.$C$40];0)" office:value-type="float" office:value="175" calcext:value-type="float">
            <text:p>175</text:p>
          </table:table-cell>
          <table:table-cell table:style-name="ce18" table:formula="of:=[.$F$31]*[.D8]" office:value-type="float" office:value="50921.993929073" calcext:value-type="float">
            <text:p>50922</text:p>
          </table:table-cell>
          <table:table-cell/>
          <table:table-cell table:formula="of:=&quot;CREATE VIEW V&quot;&amp;[.B8]&amp;&quot; AS SELECT * FROM payments WHERE state = '&quot;&amp;[.B8]&amp;&quot;' SAMPLE &quot;&amp;[.E8]&amp;&quot;;&quot;" office:value-type="string" office:string-value="CREATE VIEW VBA AS SELECT * FROM payments WHERE state = 'BA' SAMPLE 175;" calcext:value-type="string">
            <text:p>CREATE VIEW VBA AS SELECT * FROM payments WHERE state = 'BA' SAMPLE 175;</text:p>
          </table:table-cell>
          <table:table-cell table:formula="of:=&quot;SELECT * FROM V&quot;&amp;[.B8]&amp;&quot; UNION ALL &quot;" office:value-type="string" office:string-value="SELECT * FROM VBA UNION ALL " calcext:value-type="string">
            <text:p>SELECT * FROM VBA UNION ALL </text:p>
          </table:table-cell>
          <table:table-cell table:formula="of:=&quot;DROP VIEW V&quot;&amp;[.B8]&amp;&quot;;&quot;" office:value-type="string" office:string-value="DROP VIEW VBA;" calcext:value-type="string">
            <text:p>DROP VIEW VBA;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79632437" calcext:value-type="float">
            <text:p>79632437</text:p>
          </table:table-cell>
          <table:table-cell table:formula="of:=[.C9]/[.$C$31]" office:value-type="float" office:value="0.0783367286293195" calcext:value-type="float">
            <text:p>0,0783367286</text:p>
          </table:table-cell>
          <table:table-cell table:formula="of:=ROUND([.D9]*[.$C$40];0)" office:value-type="float" office:value="106" calcext:value-type="float">
            <text:p>106</text:p>
          </table:table-cell>
          <table:table-cell table:style-name="ce18" table:formula="of:=[.$F$31]*[.D9]" office:value-type="float" office:value="30714.2728425584" calcext:value-type="float">
            <text:p>30714</text:p>
          </table:table-cell>
          <table:table-cell/>
          <table:table-cell table:formula="of:=&quot;CREATE VIEW V&quot;&amp;[.B9]&amp;&quot; AS SELECT * FROM payments WHERE state = '&quot;&amp;[.B9]&amp;&quot;' SAMPLE &quot;&amp;[.E9]&amp;&quot;;&quot;" office:value-type="string" office:string-value="CREATE VIEW VCE AS SELECT * FROM payments WHERE state = 'CE' SAMPLE 106;" calcext:value-type="string">
            <text:p>CREATE VIEW VCE AS SELECT * FROM payments WHERE state = 'CE' SAMPLE 106;</text:p>
          </table:table-cell>
          <table:table-cell table:formula="of:=&quot;SELECT * FROM V&quot;&amp;[.B9]&amp;&quot; UNION ALL &quot;" office:value-type="string" office:string-value="SELECT * FROM VCE UNION ALL " calcext:value-type="string">
            <text:p>SELECT * FROM VCE UNION ALL </text:p>
          </table:table-cell>
          <table:table-cell table:formula="of:=&quot;DROP VIEW V&quot;&amp;[.B9]&amp;&quot;;&quot;" office:value-type="string" office:string-value="DROP VIEW VCE;" calcext:value-type="string">
            <text:p>DROP VIEW VCE;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6559070" calcext:value-type="float">
            <text:p>6559070</text:p>
          </table:table-cell>
          <table:table-cell table:formula="of:=[.C10]/[.$C$31]" office:value-type="float" office:value="0.00645234663169621" calcext:value-type="float">
            <text:p>0,0064523466</text:p>
          </table:table-cell>
          <table:table-cell table:formula="of:=ROUND([.D10]*[.$C$40];0)" office:value-type="float" office:value="9" calcext:value-type="float">
            <text:p>9</text:p>
          </table:table-cell>
          <table:table-cell table:style-name="ce18" table:formula="of:=[.$F$31]*[.D10]" office:value-type="float" office:value="2529.83674948237" calcext:value-type="float">
            <text:p>2530</text:p>
          </table:table-cell>
          <table:table-cell/>
          <table:table-cell table:formula="of:=&quot;CREATE VIEW V&quot;&amp;[.B10]&amp;&quot; AS SELECT * FROM payments WHERE state = '&quot;&amp;[.B10]&amp;&quot;' SAMPLE &quot;&amp;[.E10]&amp;&quot;;&quot;" office:value-type="string" office:string-value="CREATE VIEW VDF AS SELECT * FROM payments WHERE state = 'DF' SAMPLE 9;" calcext:value-type="string">
            <text:p>CREATE VIEW VDF AS SELECT * FROM payments WHERE state = 'DF' SAMPLE 9;</text:p>
          </table:table-cell>
          <table:table-cell table:formula="of:=&quot;SELECT * FROM V&quot;&amp;[.B10]&amp;&quot; UNION ALL &quot;" office:value-type="string" office:string-value="SELECT * FROM VDF UNION ALL " calcext:value-type="string">
            <text:p>SELECT * FROM VDF UNION ALL </text:p>
          </table:table-cell>
          <table:table-cell table:formula="of:=&quot;DROP VIEW V&quot;&amp;[.B10]&amp;&quot;;&quot;" office:value-type="string" office:string-value="DROP VIEW VDF;" calcext:value-type="string">
            <text:p>DROP VIEW VDF;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4211690" calcext:value-type="float">
            <text:p>14211690</text:p>
          </table:table-cell>
          <table:table-cell table:formula="of:=[.C11]/[.$C$31]" office:value-type="float" office:value="0.0139804499879115" calcext:value-type="float">
            <text:p>0,01398045</text:p>
          </table:table-cell>
          <table:table-cell table:formula="of:=ROUND([.D11]*[.$C$40];0)" office:value-type="float" office:value="19" calcext:value-type="float">
            <text:p>19</text:p>
          </table:table-cell>
          <table:table-cell table:style-name="ce18" table:formula="of:=[.$F$31]*[.D11]" office:value-type="float" office:value="5481.45630924066" calcext:value-type="float">
            <text:p>5481</text:p>
          </table:table-cell>
          <table:table-cell/>
          <table:table-cell table:formula="of:=&quot;CREATE VIEW V&quot;&amp;[.B11]&amp;&quot; AS SELECT * FROM payments WHERE state = '&quot;&amp;[.B11]&amp;&quot;' SAMPLE &quot;&amp;[.E11]&amp;&quot;;&quot;" office:value-type="string" office:string-value="CREATE VIEW VES AS SELECT * FROM payments WHERE state = 'ES' SAMPLE 19;" calcext:value-type="string">
            <text:p>CREATE VIEW VES AS SELECT * FROM payments WHERE state = 'ES' SAMPLE 19;</text:p>
          </table:table-cell>
          <table:table-cell table:formula="of:=&quot;SELECT * FROM V&quot;&amp;[.B11]&amp;&quot; UNION ALL &quot;" office:value-type="string" office:string-value="SELECT * FROM VES UNION ALL " calcext:value-type="string">
            <text:p>SELECT * FROM VES UNION ALL </text:p>
          </table:table-cell>
          <table:table-cell table:formula="of:=&quot;DROP VIEW V&quot;&amp;[.B11]&amp;&quot;;&quot;" office:value-type="string" office:string-value="DROP VIEW VES;" calcext:value-type="string">
            <text:p>DROP VIEW VES;</text:p>
          </table:table-cell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float" office:value="24621419" calcext:value-type="float">
            <text:p>24621419</text:p>
          </table:table-cell>
          <table:table-cell table:formula="of:=[.C12]/[.$C$31]" office:value-type="float" office:value="0.024220801112388" calcext:value-type="float">
            <text:p>0,0242208011</text:p>
          </table:table-cell>
          <table:table-cell table:formula="of:=ROUND([.D12]*[.$C$40];0)" office:value-type="float" office:value="33" calcext:value-type="float">
            <text:p>33</text:p>
          </table:table-cell>
          <table:table-cell table:style-name="ce18" table:formula="of:=[.$F$31]*[.D12]" office:value-type="float" office:value="9496.49426071128" calcext:value-type="float">
            <text:p>9496</text:p>
          </table:table-cell>
          <table:table-cell/>
          <table:table-cell table:formula="of:=&quot;CREATE VIEW V&quot;&amp;[.B12]&amp;&quot; AS SELECT * FROM payments WHERE state = '&quot;&amp;[.B12]&amp;&quot;' SAMPLE &quot;&amp;[.E12]&amp;&quot;;&quot;" office:value-type="string" office:string-value="CREATE VIEW VGO AS SELECT * FROM payments WHERE state = 'GO' SAMPLE 33;" calcext:value-type="string">
            <text:p>CREATE VIEW VGO AS SELECT * FROM payments WHERE state = 'GO' SAMPLE 33;</text:p>
          </table:table-cell>
          <table:table-cell table:formula="of:=&quot;SELECT * FROM V&quot;&amp;[.B12]&amp;&quot; UNION ALL &quot;" office:value-type="string" office:string-value="SELECT * FROM VGO UNION ALL " calcext:value-type="string">
            <text:p>SELECT * FROM VGO UNION ALL </text:p>
          </table:table-cell>
          <table:table-cell table:formula="of:=&quot;DROP VIEW V&quot;&amp;[.B12]&amp;&quot;;&quot;" office:value-type="string" office:string-value="DROP VIEW VGO;" calcext:value-type="string">
            <text:p>DROP VIEW VGO;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float" office:value="70510904" calcext:value-type="float">
            <text:p>70510904</text:p>
          </table:table-cell>
          <table:table-cell table:formula="of:=[.C13]/[.$C$31]" office:value-type="float" office:value="0.069363613122326" calcext:value-type="float">
            <text:p>0,0693636131</text:p>
          </table:table-cell>
          <table:table-cell table:formula="of:=ROUND([.D13]*[.$C$40];0)" office:value-type="float" office:value="93" calcext:value-type="float">
            <text:p>93</text:p>
          </table:table-cell>
          <table:table-cell table:style-name="ce18" table:formula="of:=[.$F$31]*[.D13]" office:value-type="float" office:value="27196.0927659597" calcext:value-type="float">
            <text:p>27196</text:p>
          </table:table-cell>
          <table:table-cell/>
          <table:table-cell table:formula="of:=&quot;CREATE VIEW V&quot;&amp;[.B13]&amp;&quot; AS SELECT * FROM payments WHERE state = '&quot;&amp;[.B13]&amp;&quot;' SAMPLE &quot;&amp;[.E13]&amp;&quot;;&quot;" office:value-type="string" office:string-value="CREATE VIEW VMA AS SELECT * FROM payments WHERE state = 'MA' SAMPLE 93;" calcext:value-type="string">
            <text:p>CREATE VIEW VMA AS SELECT * FROM payments WHERE state = 'MA' SAMPLE 93;</text:p>
          </table:table-cell>
          <table:table-cell table:formula="of:=&quot;SELECT * FROM V&quot;&amp;[.B13]&amp;&quot; UNION ALL &quot;" office:value-type="string" office:string-value="SELECT * FROM VMA UNION ALL " calcext:value-type="string">
            <text:p>SELECT * FROM VMA UNION ALL </text:p>
          </table:table-cell>
          <table:table-cell table:formula="of:=&quot;DROP VIEW V&quot;&amp;[.B13]&amp;&quot;;&quot;" office:value-type="string" office:string-value="DROP VIEW VMA;" calcext:value-type="string">
            <text:p>DROP VIEW VMA;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84548017" calcext:value-type="float">
            <text:p>84548017</text:p>
          </table:table-cell>
          <table:table-cell table:formula="of:=[.C14]/[.$C$31]" office:value-type="float" office:value="0.0831723266723093" calcext:value-type="float">
            <text:p>0,0831723267</text:p>
          </table:table-cell>
          <table:table-cell table:formula="of:=ROUND([.D14]*[.$C$40];0)" office:value-type="float" office:value="112" calcext:value-type="float">
            <text:p>112</text:p>
          </table:table-cell>
          <table:table-cell table:style-name="ce18" table:formula="of:=[.$F$31]*[.D14]" office:value-type="float" office:value="32610.2146344619" calcext:value-type="float">
            <text:p>32610</text:p>
          </table:table-cell>
          <table:table-cell/>
          <table:table-cell table:formula="of:=&quot;CREATE VIEW V&quot;&amp;[.B14]&amp;&quot; AS SELECT * FROM payments WHERE state = '&quot;&amp;[.B14]&amp;&quot;' SAMPLE &quot;&amp;[.E14]&amp;&quot;;&quot;" office:value-type="string" office:string-value="CREATE VIEW VMG AS SELECT * FROM payments WHERE state = 'MG' SAMPLE 112;" calcext:value-type="string">
            <text:p>CREATE VIEW VMG AS SELECT * FROM payments WHERE state = 'MG' SAMPLE 112;</text:p>
          </table:table-cell>
          <table:table-cell table:formula="of:=&quot;SELECT * FROM V&quot;&amp;[.B14]&amp;&quot; UNION ALL &quot;" office:value-type="string" office:string-value="SELECT * FROM VMG UNION ALL " calcext:value-type="string">
            <text:p>SELECT * FROM VMG UNION ALL </text:p>
          </table:table-cell>
          <table:table-cell table:formula="of:=&quot;DROP VIEW V&quot;&amp;[.B14]&amp;&quot;;&quot;" office:value-type="string" office:string-value="DROP VIEW VMG;" calcext:value-type="string">
            <text:p>DROP VIEW VMG;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float" office:value="10328666" calcext:value-type="float">
            <text:p>10328666</text:p>
          </table:table-cell>
          <table:table-cell table:formula="of:=[.C15]/[.$C$31]" office:value-type="float" office:value="0.0101606071096993" calcext:value-type="float">
            <text:p>0,0101606071</text:p>
          </table:table-cell>
          <table:table-cell table:formula="of:=ROUND([.D15]*[.$C$40];0)" office:value-type="float" office:value="14" calcext:value-type="float">
            <text:p>14</text:p>
          </table:table-cell>
          <table:table-cell table:style-name="ce18" table:formula="of:=[.$F$31]*[.D15]" office:value-type="float" office:value="3983.77190972639" calcext:value-type="float">
            <text:p>3984</text:p>
          </table:table-cell>
          <table:table-cell/>
          <table:table-cell table:formula="of:=&quot;CREATE VIEW V&quot;&amp;[.B15]&amp;&quot; AS SELECT * FROM payments WHERE state = '&quot;&amp;[.B15]&amp;&quot;' SAMPLE &quot;&amp;[.E15]&amp;&quot;;&quot;" office:value-type="string" office:string-value="CREATE VIEW VMS AS SELECT * FROM payments WHERE state = 'MS' SAMPLE 14;" calcext:value-type="string">
            <text:p>CREATE VIEW VMS AS SELECT * FROM payments WHERE state = 'MS' SAMPLE 14;</text:p>
          </table:table-cell>
          <table:table-cell table:formula="of:=&quot;SELECT * FROM V&quot;&amp;[.B15]&amp;&quot; UNION ALL &quot;" office:value-type="string" office:string-value="SELECT * FROM VMS UNION ALL " calcext:value-type="string">
            <text:p>SELECT * FROM VMS UNION ALL </text:p>
          </table:table-cell>
          <table:table-cell table:formula="of:=&quot;DROP VIEW V&quot;&amp;[.B15]&amp;&quot;;&quot;" office:value-type="string" office:string-value="DROP VIEW VMS;" calcext:value-type="string">
            <text:p>DROP VIEW VMS;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13184777" calcext:value-type="float">
            <text:p>13184777</text:p>
          </table:table-cell>
          <table:table-cell table:formula="of:=[.C16]/[.$C$31]" office:value-type="float" office:value="0.012970246005244" calcext:value-type="float">
            <text:p>0,012970246</text:p>
          </table:table-cell>
          <table:table-cell table:formula="of:=ROUND([.D16]*[.$C$40];0)" office:value-type="float" office:value="17" calcext:value-type="float">
            <text:p>17</text:p>
          </table:table-cell>
          <table:table-cell table:style-name="ce18" table:formula="of:=[.$F$31]*[.D16]" office:value-type="float" office:value="5085.37542491999" calcext:value-type="float">
            <text:p>5085</text:p>
          </table:table-cell>
          <table:table-cell/>
          <table:table-cell table:formula="of:=&quot;CREATE VIEW V&quot;&amp;[.B16]&amp;&quot; AS SELECT * FROM payments WHERE state = '&quot;&amp;[.B16]&amp;&quot;' SAMPLE &quot;&amp;[.E16]&amp;&quot;;&quot;" office:value-type="string" office:string-value="CREATE VIEW VMT AS SELECT * FROM payments WHERE state = 'MT' SAMPLE 17;" calcext:value-type="string">
            <text:p>CREATE VIEW VMT AS SELECT * FROM payments WHERE state = 'MT' SAMPLE 17;</text:p>
          </table:table-cell>
          <table:table-cell table:formula="of:=&quot;SELECT * FROM V&quot;&amp;[.B16]&amp;&quot; UNION ALL &quot;" office:value-type="string" office:string-value="SELECT * FROM VMT UNION ALL " calcext:value-type="string">
            <text:p>SELECT * FROM VMT UNION ALL </text:p>
          </table:table-cell>
          <table:table-cell table:formula="of:=&quot;DROP VIEW V&quot;&amp;[.B16]&amp;&quot;;&quot;" office:value-type="string" office:string-value="DROP VIEW VMT;" calcext:value-type="string">
            <text:p>DROP VIEW VMT;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float" office:value="62093507" calcext:value-type="float">
            <text:p>62093507</text:p>
          </table:table-cell>
          <table:table-cell table:formula="of:=[.C17]/[.$C$31]" office:value-type="float" office:value="0.0610831765389994" calcext:value-type="float">
            <text:p>0,0610831765</text:p>
          </table:table-cell>
          <table:table-cell table:formula="of:=ROUND([.D17]*[.$C$40];0)" office:value-type="float" office:value="82" calcext:value-type="float">
            <text:p>82</text:p>
          </table:table-cell>
          <table:table-cell table:style-name="ce18" table:formula="of:=[.$F$31]*[.D17]" office:value-type="float" office:value="23949.4983149808" calcext:value-type="float">
            <text:p>23949</text:p>
          </table:table-cell>
          <table:table-cell/>
          <table:table-cell table:formula="of:=&quot;CREATE VIEW V&quot;&amp;[.B17]&amp;&quot; AS SELECT * FROM payments WHERE state = '&quot;&amp;[.B17]&amp;&quot;' SAMPLE &quot;&amp;[.E17]&amp;&quot;;&quot;" office:value-type="string" office:string-value="CREATE VIEW VPA AS SELECT * FROM payments WHERE state = 'PA' SAMPLE 82;" calcext:value-type="string">
            <text:p>CREATE VIEW VPA AS SELECT * FROM payments WHERE state = 'PA' SAMPLE 82;</text:p>
          </table:table-cell>
          <table:table-cell table:formula="of:=&quot;SELECT * FROM V&quot;&amp;[.B17]&amp;&quot; UNION ALL &quot;" office:value-type="string" office:string-value="SELECT * FROM VPA UNION ALL " calcext:value-type="string">
            <text:p>SELECT * FROM VPA UNION ALL </text:p>
          </table:table-cell>
          <table:table-cell table:formula="of:=&quot;DROP VIEW V&quot;&amp;[.B17]&amp;&quot;;&quot;" office:value-type="string" office:string-value="DROP VIEW VPA;" calcext:value-type="string">
            <text:p>DROP VIEW VPA;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37456352" calcext:value-type="float">
            <text:p>37456352</text:p>
          </table:table-cell>
          <table:table-cell table:formula="of:=[.C18]/[.$C$31]" office:value-type="float" office:value="0.0368468954688435" calcext:value-type="float">
            <text:p>0,0368468955</text:p>
          </table:table-cell>
          <table:table-cell table:formula="of:=ROUND([.D18]*[.$C$40];0)" office:value-type="float" office:value="50" calcext:value-type="float">
            <text:p>50</text:p>
          </table:table-cell>
          <table:table-cell table:style-name="ce18" table:formula="of:=[.$F$31]*[.D18]" office:value-type="float" office:value="14446.9346707914" calcext:value-type="float">
            <text:p>14447</text:p>
          </table:table-cell>
          <table:table-cell/>
          <table:table-cell table:formula="of:=&quot;CREATE VIEW V&quot;&amp;[.B18]&amp;&quot; AS SELECT * FROM payments WHERE state = '&quot;&amp;[.B18]&amp;&quot;' SAMPLE &quot;&amp;[.E18]&amp;&quot;;&quot;" office:value-type="string" office:string-value="CREATE VIEW VPB AS SELECT * FROM payments WHERE state = 'PB' SAMPLE 50;" calcext:value-type="string">
            <text:p>CREATE VIEW VPB AS SELECT * FROM payments WHERE state = 'PB' SAMPLE 50;</text:p>
          </table:table-cell>
          <table:table-cell table:formula="of:=&quot;SELECT * FROM V&quot;&amp;[.B18]&amp;&quot; UNION ALL &quot;" office:value-type="string" office:string-value="SELECT * FROM VPB UNION ALL " calcext:value-type="string">
            <text:p>SELECT * FROM VPB UNION ALL </text:p>
          </table:table-cell>
          <table:table-cell table:formula="of:=&quot;DROP VIEW V&quot;&amp;[.B18]&amp;&quot;;&quot;" office:value-type="string" office:string-value="DROP VIEW VPB;" calcext:value-type="string">
            <text:p>DROP VIEW VPB;</text:p>
          </table:table-cell>
        </table:table-row>
        <table:table-row table:style-name="ro1">
          <table:table-cell/>
          <table:table-cell office:value-type="string" calcext:value-type="string">
            <text:p>PE</text:p>
          </table:table-cell>
          <table:table-cell office:value-type="float" office:value="83676551" calcext:value-type="float">
            <text:p>83676551</text:p>
          </table:table-cell>
          <table:table-cell table:formula="of:=[.C19]/[.$C$31]" office:value-type="float" office:value="0.0823150403939592" calcext:value-type="float">
            <text:p>0,0823150404</text:p>
          </table:table-cell>
          <table:table-cell table:formula="of:=ROUND([.D19]*[.$C$40];0)" office:value-type="float" office:value="111" calcext:value-type="float">
            <text:p>111</text:p>
          </table:table-cell>
          <table:table-cell table:style-name="ce18" table:formula="of:=[.$F$31]*[.D19]" office:value-type="float" office:value="32274.0897398161" calcext:value-type="float">
            <text:p>32274</text:p>
          </table:table-cell>
          <table:table-cell/>
          <table:table-cell table:formula="of:=&quot;CREATE VIEW V&quot;&amp;[.B19]&amp;&quot; AS SELECT * FROM payments WHERE state = '&quot;&amp;[.B19]&amp;&quot;' SAMPLE &quot;&amp;[.E19]&amp;&quot;;&quot;" office:value-type="string" office:string-value="CREATE VIEW VPE AS SELECT * FROM payments WHERE state = 'PE' SAMPLE 111;" calcext:value-type="string">
            <text:p>CREATE VIEW VPE AS SELECT * FROM payments WHERE state = 'PE' SAMPLE 111;</text:p>
          </table:table-cell>
          <table:table-cell table:formula="of:=&quot;SELECT * FROM V&quot;&amp;[.B19]&amp;&quot; UNION ALL &quot;" office:value-type="string" office:string-value="SELECT * FROM VPE UNION ALL " calcext:value-type="string">
            <text:p>SELECT * FROM VPE UNION ALL </text:p>
          </table:table-cell>
          <table:table-cell table:formula="of:=&quot;DROP VIEW V&quot;&amp;[.B19]&amp;&quot;;&quot;" office:value-type="string" office:string-value="DROP VIEW VPE;" calcext:value-type="string">
            <text:p>DROP VIEW VPE;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33211266" calcext:value-type="float">
            <text:p>33211266</text:p>
          </table:table-cell>
          <table:table-cell table:formula="of:=[.C20]/[.$C$31]" office:value-type="float" office:value="0.0326708817422999" calcext:value-type="float">
            <text:p>0,0326708817</text:p>
          </table:table-cell>
          <table:table-cell table:formula="of:=ROUND([.D20]*[.$C$40];0)" office:value-type="float" office:value="44" calcext:value-type="float">
            <text:p>44</text:p>
          </table:table-cell>
          <table:table-cell table:style-name="ce18" table:formula="of:=[.$F$31]*[.D20]" office:value-type="float" office:value="12809.6027674098" calcext:value-type="float">
            <text:p>12810</text:p>
          </table:table-cell>
          <table:table-cell/>
          <table:table-cell table:formula="of:=&quot;CREATE VIEW V&quot;&amp;[.B20]&amp;&quot; AS SELECT * FROM payments WHERE state = '&quot;&amp;[.B20]&amp;&quot;' SAMPLE &quot;&amp;[.E20]&amp;&quot;;&quot;" office:value-type="string" office:string-value="CREATE VIEW VPI AS SELECT * FROM payments WHERE state = 'PI' SAMPLE 44;" calcext:value-type="string">
            <text:p>CREATE VIEW VPI AS SELECT * FROM payments WHERE state = 'PI' SAMPLE 44;</text:p>
          </table:table-cell>
          <table:table-cell table:formula="of:=&quot;SELECT * FROM V&quot;&amp;[.B20]&amp;&quot; UNION ALL &quot;" office:value-type="string" office:string-value="SELECT * FROM VPI UNION ALL " calcext:value-type="string">
            <text:p>SELECT * FROM VPI UNION ALL </text:p>
          </table:table-cell>
          <table:table-cell table:formula="of:=&quot;DROP VIEW V&quot;&amp;[.B20]&amp;&quot;;&quot;" office:value-type="string" office:string-value="DROP VIEW VPI;" calcext:value-type="string">
            <text:p>DROP VIEW VPI;</text:p>
          </table:table-cell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31113172" calcext:value-type="float">
            <text:p>31113172</text:p>
          </table:table-cell>
          <table:table-cell table:formula="of:=[.C21]/[.$C$31]" office:value-type="float" office:value="0.0306069260665894" calcext:value-type="float">
            <text:p>0,0306069261</text:p>
          </table:table-cell>
          <table:table-cell table:formula="of:=ROUND([.D21]*[.$C$40];0)" office:value-type="float" office:value="41" calcext:value-type="float">
            <text:p>41</text:p>
          </table:table-cell>
          <table:table-cell table:style-name="ce18" table:formula="of:=[.$F$31]*[.D21]" office:value-type="float" office:value="12000.3668078807" calcext:value-type="float">
            <text:p>12000</text:p>
          </table:table-cell>
          <table:table-cell/>
          <table:table-cell table:formula="of:=&quot;CREATE VIEW V&quot;&amp;[.B21]&amp;&quot; AS SELECT * FROM payments WHERE state = '&quot;&amp;[.B21]&amp;&quot;' SAMPLE &quot;&amp;[.E21]&amp;&quot;;&quot;" office:value-type="string" office:string-value="CREATE VIEW VPR AS SELECT * FROM payments WHERE state = 'PR' SAMPLE 41;" calcext:value-type="string">
            <text:p>CREATE VIEW VPR AS SELECT * FROM payments WHERE state = 'PR' SAMPLE 41;</text:p>
          </table:table-cell>
          <table:table-cell table:formula="of:=&quot;SELECT * FROM V&quot;&amp;[.B21]&amp;&quot; UNION ALL &quot;" office:value-type="string" office:string-value="SELECT * FROM VPR UNION ALL " calcext:value-type="string">
            <text:p>SELECT * FROM VPR UNION ALL </text:p>
          </table:table-cell>
          <table:table-cell table:formula="of:=&quot;DROP VIEW V&quot;&amp;[.B21]&amp;&quot;;&quot;" office:value-type="string" office:string-value="DROP VIEW VPR;" calcext:value-type="string">
            <text:p>DROP VIEW VPR;</text:p>
          </table:table-cell>
        </table:table-row>
        <table:table-row table:style-name="ro1">
          <table:table-cell/>
          <table:table-cell office:value-type="string" calcext:value-type="string">
            <text:p>RJ</text:p>
          </table:table-cell>
          <table:table-cell office:value-type="float" office:value="59021267" calcext:value-type="float">
            <text:p>59021267</text:p>
          </table:table-cell>
          <table:table-cell table:formula="of:=[.C22]/[.$C$31]" office:value-type="float" office:value="0.0580609253028085" calcext:value-type="float">
            <text:p>0,0580609253</text:p>
          </table:table-cell>
          <table:table-cell table:formula="of:=ROUND([.D22]*[.$C$40];0)" office:value-type="float" office:value="78" calcext:value-type="float">
            <text:p>78</text:p>
          </table:table-cell>
          <table:table-cell table:style-name="ce18" table:formula="of:=[.$F$31]*[.D22]" office:value-type="float" office:value="22764.5337307898" calcext:value-type="float">
            <text:p>22765</text:p>
          </table:table-cell>
          <table:table-cell/>
          <table:table-cell table:formula="of:=&quot;CREATE VIEW V&quot;&amp;[.B22]&amp;&quot; AS SELECT * FROM payments WHERE state = '&quot;&amp;[.B22]&amp;&quot;' SAMPLE &quot;&amp;[.E22]&amp;&quot;;&quot;" office:value-type="string" office:string-value="CREATE VIEW VRJ AS SELECT * FROM payments WHERE state = 'RJ' SAMPLE 78;" calcext:value-type="string">
            <text:p>CREATE VIEW VRJ AS SELECT * FROM payments WHERE state = 'RJ' SAMPLE 78;</text:p>
          </table:table-cell>
          <table:table-cell table:formula="of:=&quot;SELECT * FROM V&quot;&amp;[.B22]&amp;&quot; UNION ALL &quot;" office:value-type="string" office:string-value="SELECT * FROM VRJ UNION ALL " calcext:value-type="string">
            <text:p>SELECT * FROM VRJ UNION ALL </text:p>
          </table:table-cell>
          <table:table-cell table:formula="of:=&quot;DROP VIEW V&quot;&amp;[.B22]&amp;&quot;;&quot;" office:value-type="string" office:string-value="DROP VIEW VRJ;" calcext:value-type="string">
            <text:p>DROP VIEW VRJ;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float" office:value="26310020" calcext:value-type="float">
            <text:p>26310020</text:p>
          </table:table-cell>
          <table:table-cell table:formula="of:=[.C23]/[.$C$31]" office:value-type="float" office:value="0.0258819266949217" calcext:value-type="float">
            <text:p>0,0258819267</text:p>
          </table:table-cell>
          <table:table-cell table:formula="of:=ROUND([.D23]*[.$C$40];0)" office:value-type="float" office:value="35" calcext:value-type="float">
            <text:p>35</text:p>
          </table:table-cell>
          <table:table-cell table:style-name="ce18" table:formula="of:=[.$F$31]*[.D23]" office:value-type="float" office:value="10147.7885547214" calcext:value-type="float">
            <text:p>10148</text:p>
          </table:table-cell>
          <table:table-cell/>
          <table:table-cell table:formula="of:=&quot;CREATE VIEW V&quot;&amp;[.B23]&amp;&quot; AS SELECT * FROM payments WHERE state = '&quot;&amp;[.B23]&amp;&quot;' SAMPLE &quot;&amp;[.E23]&amp;&quot;;&quot;" office:value-type="string" office:string-value="CREATE VIEW VRN AS SELECT * FROM payments WHERE state = 'RN' SAMPLE 35;" calcext:value-type="string">
            <text:p>CREATE VIEW VRN AS SELECT * FROM payments WHERE state = 'RN' SAMPLE 35;</text:p>
          </table:table-cell>
          <table:table-cell table:formula="of:=&quot;SELECT * FROM V&quot;&amp;[.B23]&amp;&quot; UNION ALL &quot;" office:value-type="string" office:string-value="SELECT * FROM VRN UNION ALL " calcext:value-type="string">
            <text:p>SELECT * FROM VRN UNION ALL </text:p>
          </table:table-cell>
          <table:table-cell table:formula="of:=&quot;DROP VIEW V&quot;&amp;[.B23]&amp;&quot;;&quot;" office:value-type="string" office:string-value="DROP VIEW VRN;" calcext:value-type="string">
            <text:p>DROP VIEW VRN;</text:p>
          </table:table-cell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8202867" calcext:value-type="float">
            <text:p>8202867</text:p>
          </table:table-cell>
          <table:table-cell table:formula="of:=[.C24]/[.$C$31]" office:value-type="float" office:value="0.00806939722517094" calcext:value-type="float">
            <text:p>0,0080693972</text:p>
          </table:table-cell>
          <table:table-cell table:formula="of:=ROUND([.D24]*[.$C$40];0)" office:value-type="float" office:value="11" calcext:value-type="float">
            <text:p>11</text:p>
          </table:table-cell>
          <table:table-cell table:style-name="ce18" table:formula="of:=[.$F$31]*[.D24]" office:value-type="float" office:value="3163.85011712273" calcext:value-type="float">
            <text:p>3164</text:p>
          </table:table-cell>
          <table:table-cell/>
          <table:table-cell table:formula="of:=&quot;CREATE VIEW V&quot;&amp;[.B24]&amp;&quot; AS SELECT * FROM payments WHERE state = '&quot;&amp;[.B24]&amp;&quot;' SAMPLE &quot;&amp;[.E24]&amp;&quot;;&quot;" office:value-type="string" office:string-value="CREATE VIEW VRO AS SELECT * FROM payments WHERE state = 'RO' SAMPLE 11;" calcext:value-type="string">
            <text:p>CREATE VIEW VRO AS SELECT * FROM payments WHERE state = 'RO' SAMPLE 11;</text:p>
          </table:table-cell>
          <table:table-cell table:formula="of:=&quot;SELECT * FROM V&quot;&amp;[.B24]&amp;&quot; UNION ALL &quot;" office:value-type="string" office:string-value="SELECT * FROM VRO UNION ALL " calcext:value-type="string">
            <text:p>SELECT * FROM VRO UNION ALL </text:p>
          </table:table-cell>
          <table:table-cell table:formula="of:=&quot;DROP VIEW V&quot;&amp;[.B24]&amp;&quot;;&quot;" office:value-type="string" office:string-value="DROP VIEW VRO;" calcext:value-type="string">
            <text:p>DROP VIEW VRO;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float" office:value="3493031" calcext:value-type="float">
            <text:p>3493031</text:p>
          </table:table-cell>
          <table:table-cell table:formula="of:=[.C25]/[.$C$31]" office:value-type="float" office:value="0.00343619549833443" calcext:value-type="float">
            <text:p>0,0034361955</text:p>
          </table:table-cell>
          <table:table-cell table:formula="of:=ROUND([.D25]*[.$C$40];0)" office:value-type="float" office:value="5" calcext:value-type="float">
            <text:p>5</text:p>
          </table:table-cell>
          <table:table-cell table:style-name="ce18" table:formula="of:=[.$F$31]*[.D25]" office:value-type="float" office:value="1347.26389425348" calcext:value-type="float">
            <text:p>1347</text:p>
          </table:table-cell>
          <table:table-cell/>
          <table:table-cell table:formula="of:=&quot;CREATE VIEW V&quot;&amp;[.B25]&amp;&quot; AS SELECT * FROM payments WHERE state = '&quot;&amp;[.B25]&amp;&quot;' SAMPLE &quot;&amp;[.E25]&amp;&quot;;&quot;" office:value-type="string" office:string-value="CREATE VIEW VRR AS SELECT * FROM payments WHERE state = 'RR' SAMPLE 5;" calcext:value-type="string">
            <text:p>CREATE VIEW VRR AS SELECT * FROM payments WHERE state = 'RR' SAMPLE 5;</text:p>
          </table:table-cell>
          <table:table-cell table:formula="of:=&quot;SELECT * FROM V&quot;&amp;[.B25]&amp;&quot; UNION ALL &quot;" office:value-type="string" office:string-value="SELECT * FROM VRR UNION ALL " calcext:value-type="string">
            <text:p>SELECT * FROM VRR UNION ALL </text:p>
          </table:table-cell>
          <table:table-cell table:formula="of:=&quot;DROP VIEW V&quot;&amp;[.B25]&amp;&quot;;&quot;" office:value-type="string" office:string-value="DROP VIEW VRR;" calcext:value-type="string">
            <text:p>DROP VIEW VRR;</text:p>
          </table:table-cell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float" office:value="32272908" calcext:value-type="float">
            <text:p>32272908</text:p>
          </table:table-cell>
          <table:table-cell table:formula="of:=[.C26]/[.$C$31]" office:value-type="float" office:value="0.031747791871232" calcext:value-type="float">
            <text:p>0,0317477919</text:p>
          </table:table-cell>
          <table:table-cell table:formula="of:=ROUND([.D26]*[.$C$40];0)" office:value-type="float" office:value="43" calcext:value-type="float">
            <text:p>43</text:p>
          </table:table-cell>
          <table:table-cell table:style-name="ce18" table:formula="of:=[.$F$31]*[.D26]" office:value-type="float" office:value="12447.6775931746" calcext:value-type="float">
            <text:p>12448</text:p>
          </table:table-cell>
          <table:table-cell/>
          <table:table-cell table:formula="of:=&quot;CREATE VIEW V&quot;&amp;[.B26]&amp;&quot; AS SELECT * FROM payments WHERE state = '&quot;&amp;[.B26]&amp;&quot;' SAMPLE &quot;&amp;[.E26]&amp;&quot;;&quot;" office:value-type="string" office:string-value="CREATE VIEW VRS AS SELECT * FROM payments WHERE state = 'RS' SAMPLE 43;" calcext:value-type="string">
            <text:p>CREATE VIEW VRS AS SELECT * FROM payments WHERE state = 'RS' SAMPLE 43;</text:p>
          </table:table-cell>
          <table:table-cell table:formula="of:=&quot;SELECT * FROM V&quot;&amp;[.B26]&amp;&quot; UNION ALL &quot;" office:value-type="string" office:string-value="SELECT * FROM VRS UNION ALL " calcext:value-type="string">
            <text:p>SELECT * FROM VRS UNION ALL </text:p>
          </table:table-cell>
          <table:table-cell table:formula="of:=&quot;DROP VIEW V&quot;&amp;[.B26]&amp;&quot;;&quot;" office:value-type="string" office:string-value="DROP VIEW VRS;" calcext:value-type="string">
            <text:p>DROP VIEW VRS;</text:p>
          </table:table-cell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10167433" calcext:value-type="float">
            <text:p>10167433</text:p>
          </table:table-cell>
          <table:table-cell table:formula="of:=[.C27]/[.$C$31]" office:value-type="float" office:value="0.0100019975500409" calcext:value-type="float">
            <text:p>0,0100019976</text:p>
          </table:table-cell>
          <table:table-cell table:formula="of:=ROUND([.D27]*[.$C$40];0)" office:value-type="float" office:value="13" calcext:value-type="float">
            <text:p>13</text:p>
          </table:table-cell>
          <table:table-cell table:style-name="ce18" table:formula="of:=[.$F$31]*[.D27]" office:value-type="float" office:value="3921.58425680772" calcext:value-type="float">
            <text:p>3922</text:p>
          </table:table-cell>
          <table:table-cell/>
          <table:table-cell table:formula="of:=&quot;CREATE VIEW V&quot;&amp;[.B27]&amp;&quot; AS SELECT * FROM payments WHERE state = '&quot;&amp;[.B27]&amp;&quot;' SAMPLE &quot;&amp;[.E27]&amp;&quot;;&quot;" office:value-type="string" office:string-value="CREATE VIEW VSC AS SELECT * FROM payments WHERE state = 'SC' SAMPLE 13;" calcext:value-type="string">
            <text:p>CREATE VIEW VSC AS SELECT * FROM payments WHERE state = 'SC' SAMPLE 13;</text:p>
          </table:table-cell>
          <table:table-cell table:formula="of:=&quot;SELECT * FROM V&quot;&amp;[.B27]&amp;&quot; UNION ALL &quot;" office:value-type="string" office:string-value="SELECT * FROM VSC UNION ALL " calcext:value-type="string">
            <text:p>SELECT * FROM VSC UNION ALL </text:p>
          </table:table-cell>
          <table:table-cell table:formula="of:=&quot;DROP VIEW V&quot;&amp;[.B27]&amp;&quot;;&quot;" office:value-type="string" office:string-value="DROP VIEW VSC;" calcext:value-type="string">
            <text:p>DROP VIEW VSC;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float" office:value="19734356" calcext:value-type="float">
            <text:p>19734356</text:p>
          </table:table-cell>
          <table:table-cell table:formula="of:=[.C28]/[.$C$31]" office:value-type="float" office:value="0.0194132560660724" calcext:value-type="float">
            <text:p>0,0194132561</text:p>
          </table:table-cell>
          <table:table-cell table:formula="of:=ROUND([.D28]*[.$C$40];0)" office:value-type="float" office:value="26" calcext:value-type="float">
            <text:p>26</text:p>
          </table:table-cell>
          <table:table-cell table:style-name="ce18" table:formula="of:=[.$F$31]*[.D28]" office:value-type="float" office:value="7611.5514907095" calcext:value-type="float">
            <text:p>7612</text:p>
          </table:table-cell>
          <table:table-cell/>
          <table:table-cell table:formula="of:=&quot;CREATE VIEW V&quot;&amp;[.B28]&amp;&quot; AS SELECT * FROM payments WHERE state = '&quot;&amp;[.B28]&amp;&quot;' SAMPLE &quot;&amp;[.E28]&amp;&quot;;&quot;" office:value-type="string" office:string-value="CREATE VIEW VSE AS SELECT * FROM payments WHERE state = 'SE' SAMPLE 26;" calcext:value-type="string">
            <text:p>CREATE VIEW VSE AS SELECT * FROM payments WHERE state = 'SE' SAMPLE 26;</text:p>
          </table:table-cell>
          <table:table-cell table:formula="of:=&quot;SELECT * FROM V&quot;&amp;[.B28]&amp;&quot; UNION ALL &quot;" office:value-type="string" office:string-value="SELECT * FROM VSE UNION ALL " calcext:value-type="string">
            <text:p>SELECT * FROM VSE UNION ALL </text:p>
          </table:table-cell>
          <table:table-cell table:formula="of:=&quot;DROP VIEW V&quot;&amp;[.B28]&amp;&quot;;&quot;" office:value-type="string" office:string-value="DROP VIEW VSE;" calcext:value-type="string">
            <text:p>DROP VIEW VSE;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7962889" calcext:value-type="float">
            <text:p>97962889</text:p>
          </table:table-cell>
          <table:table-cell table:formula="of:=[.C29]/[.$C$31]" office:value-type="float" office:value="0.096368923775837" calcext:value-type="float">
            <text:p>0,0963689238</text:p>
          </table:table-cell>
          <table:table-cell table:formula="of:=ROUND([.D29]*[.$C$40];0)" office:value-type="float" office:value="130" calcext:value-type="float">
            <text:p>130</text:p>
          </table:table-cell>
          <table:table-cell table:style-name="ce18" table:formula="of:=[.$F$31]*[.D29]" office:value-type="float" office:value="37784.3378219263" calcext:value-type="float">
            <text:p>37784</text:p>
          </table:table-cell>
          <table:table-cell/>
          <table:table-cell table:formula="of:=&quot;CREATE VIEW V&quot;&amp;[.B29]&amp;&quot; AS SELECT * FROM payments WHERE state = '&quot;&amp;[.B29]&amp;&quot;' SAMPLE &quot;&amp;[.E29]&amp;&quot;;&quot;" office:value-type="string" office:string-value="CREATE VIEW VSP AS SELECT * FROM payments WHERE state = 'SP' SAMPLE 130;" calcext:value-type="string">
            <text:p>CREATE VIEW VSP AS SELECT * FROM payments WHERE state = 'SP' SAMPLE 130;</text:p>
          </table:table-cell>
          <table:table-cell table:formula="of:=&quot;SELECT * FROM V&quot;&amp;[.B29]&amp;&quot; UNION ALL &quot;" office:value-type="string" office:string-value="SELECT * FROM VSP UNION ALL " calcext:value-type="string">
            <text:p>SELECT * FROM VSP UNION ALL </text:p>
          </table:table-cell>
          <table:table-cell table:formula="of:=&quot;DROP VIEW V&quot;&amp;[.B29]&amp;&quot;;&quot;" office:value-type="string" office:string-value="DROP VIEW VSP;" calcext:value-type="string">
            <text:p>DROP VIEW VSP;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10045794" calcext:value-type="float">
            <text:p>10045794</text:p>
          </table:table-cell>
          <table:table-cell table:formula="of:=[.C30]/[.$C$31]" office:value-type="float" office:value="0.00988233775193952" calcext:value-type="float">
            <text:p>0,0098823378</text:p>
          </table:table-cell>
          <table:table-cell table:formula="of:=ROUND([.D30]*[.$C$40];0)" office:value-type="float" office:value="13" calcext:value-type="float">
            <text:p>13</text:p>
          </table:table-cell>
          <table:table-cell table:style-name="ce18" table:formula="of:=[.$F$31]*[.D30]" office:value-type="float" office:value="3874.66803051797" calcext:value-type="float">
            <text:p>3875</text:p>
          </table:table-cell>
          <table:table-cell/>
          <table:table-cell table:formula="of:=&quot;CREATE VIEW V&quot;&amp;[.B30]&amp;&quot; AS SELECT * FROM payments WHERE state = '&quot;&amp;[.B30]&amp;&quot;' SAMPLE &quot;&amp;[.E30]&amp;&quot;;&quot;" office:value-type="string" office:string-value="CREATE VIEW VTO AS SELECT * FROM payments WHERE state = 'TO' SAMPLE 13;" calcext:value-type="string">
            <text:p>CREATE VIEW VTO AS SELECT * FROM payments WHERE state = 'TO' SAMPLE 13;</text:p>
          </table:table-cell>
          <table:table-cell table:formula="of:=&quot;SELECT * FROM V&quot;&amp;[.B30]&amp;&quot;;&quot;" office:value-type="string" office:string-value="SELECT * FROM VTO;" calcext:value-type="string">
            <text:p>SELECT * FROM VTO;</text:p>
          </table:table-cell>
          <table:table-cell table:formula="of:=&quot;DROP VIEW V&quot;&amp;[.B30]&amp;&quot;;&quot;" office:value-type="string" office:string-value="DROP VIEW VTO;" calcext:value-type="string">
            <text:p>DROP VIEW VTO;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30])" office:value-type="float" office:value="1016540241" calcext:value-type="float">
            <text:p>1016540241</text:p>
          </table:table-cell>
          <table:table-cell table:formula="of:=[.C31]/[.$C$31]" office:value-type="float" office:value="1" calcext:value-type="float">
            <text:p>1</text:p>
          </table:table-cell>
          <table:table-cell table:formula="of:=ROUND([.D31]*[.$C$40];0)" office:value-type="float" office:value="1347" calcext:value-type="float">
            <text:p>1347</text:p>
          </table:table-cell>
          <table:table-cell table:style-name="ce18" table:formula="of:=[.C31]*[.C40]/[.C25]" office:value-type="float" office:value="392080.10571765" calcext:value-type="float">
            <text:p>392080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&quot;CREATE VIEW strat AS &quot;&amp;[.I4]&amp;[.I5]&amp;[.I6]&amp;[.I7]&amp;[.I8]&amp;[.I9]&amp;[.I10]&amp;[.I11]&amp;[.I12]&amp;[.I13]&amp;[.I14]&amp;[.I15]&amp;[.I16]&amp;[.I17]&amp;[.I18]&amp;[.I19]&amp;[.I20]&amp;[.I21]&amp;[.I22]&amp;[.I23]&amp;[.I24]&amp;[.I25]&amp;[.I26]&amp;[.I27]&amp;[.I28]&amp;[.I29]&amp;[.I30]" office:value-type="string" office:string-value="CREATE VIEW strat AS SELECT * FROM VAC UNION ALL SELECT * FROM VAL UNION ALL SELECT * FROM VAM UNION ALL SELECT * FROM VAP UNION ALL SELECT * FROM VBA UNION ALL SELECT * FROM VCE UNION ALL SELECT * FROM VDF UNION ALL SELECT * FROM VES UNION ALL SELECT * FROM VGO UNION ALL SELECT * FROM VMA UNION ALL SELECT * FROM VMG UNION ALL SELECT * FROM VMS UNION ALL SELECT * FROM VMT UNION ALL SELECT * FROM VPA UNION ALL SELECT * FROM VPB UNION ALL SELECT * FROM VPE UNION ALL SELECT * FROM VPI UNION ALL SELECT * FROM VPR UNION ALL SELECT * FROM VRJ UNION ALL SELECT * FROM VRN UNION ALL SELECT * FROM VRO UNION ALL SELECT * FROM VRR UNION ALL SELECT * FROM VRS UNION ALL SELECT * FROM VSC UNION ALL SELECT * FROM VSE UNION ALL SELECT * FROM VSP UNION ALL SELECT * FROM VTO;" calcext:value-type="string">
            <text:p>CREATE VIEW strat AS SELECT * FROM VAC UNION ALL SELECT * FROM VAL UNION ALL SELECT * FROM VAM UNION ALL SELECT * FROM VAP UNION ALL SELECT * FROM VBA UNION ALL SELECT * FROM VCE UNION ALL SELECT * FROM VDF UNION ALL SELECT * FROM VES UNION ALL SELECT * FROM VGO UNION ALL SELECT * FROM VMA UNION ALL SELECT * FROM VMG UNION ALL SELECT * FROM VMS UNION ALL SELECT * FROM VMT UNION ALL SELECT * FROM VPA UNION ALL SELECT * FROM VPB UNION ALL SELECT * FROM VPE UNION ALL SELECT * FROM VPI UNION ALL SELECT * FROM VPR UNION ALL SELECT * FROM VRJ UNION ALL SELECT * FROM VRN UNION ALL SELECT * FROM VRO UNION ALL SELECT * FROM VRR UNION ALL SELECT * FROM VRS UNION ALL SELECT * FROM VSC UNION ALL SELECT * FROM VSE UNION ALL SELECT * FROM VSP UNION ALL SELECT * FROM VTO;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float" office:value="148.223" calcext:value-type="float">
            <text:p>148,223</text:p>
          </table:table-cell>
          <table:table-cell table:formula="of:=[.C34]-[.D37]" office:value-type="float" office:value="143.77631" calcext:value-type="float">
            <text:p>143,77631</text:p>
          </table:table-cell>
          <table:table-cell table:formula="of:=[.C34]+[.D37]" office:value-type="float" office:value="152.66969" calcext:value-type="float">
            <text:p>152,669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vio</text:p>
          </table:table-cell>
          <table:table-cell office:value-type="float" office:value="83.27355742" calcext:value-type="float">
            <text:p>83,2735574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rro</text:p>
          </table:table-cell>
          <table:table-cell table:style-name="ce6" office:value-type="percentage" office:value="0.03" calcext:value-type="percentage">
            <text:p>3,00%</text:p>
          </table:table-cell>
          <table:table-cell table:formula="of:=[.C34]*[.C37]" office:value-type="float" office:value="4.44669" calcext:value-type="float">
            <text:p>4,446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valo</text:p>
          </table:table-cell>
          <table:table-cell table:style-name="ce6" office:value-type="percentage" office:value="0.95" calcext:value-type="percentage">
            <text:p>95,00%</text:p>
          </table:table-cell>
          <table:table-cell office:value-type="float" office:value="1.96" calcext:value-type="float">
            <text:p>1,9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7" table:formula="of:=([.D38]*[.C35]/[.D37])^2" office:value-type="float" office:value="1347.26389425348" calcext:value-type="float">
            <text:p>1.347</text:p>
          </table:table-cell>
          <table:table-cell table:style-name="ce13" table:formula="of:=[.C40]/[.C31]" office:value-type="percentage" office:value="0.00000132534241136203" calcext:value-type="percentage">
            <text:p>0,0001%</text:p>
          </table:table-cell>
          <table:table-cell table:style-name="ce13" table:formula="of:=[.F31]/[.C31]" office:value-type="percentage" office:value="0.000385700526062745" calcext:value-type="percentage">
            <text:p>0,0386%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 finito</text:p>
          </table:table-cell>
          <table:table-cell table:style-name="ce8" table:formula="of:=[.C31]*([.C35]*[.D38])^2/(([.C31]-1)*[.D37]^2+([.C35]*[.D38])^2)" office:value-type="float" office:value="1347.26210999521" calcext:value-type="float">
            <text:p>1347</text:p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IPC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JAN</text:p>
          </table:table-cell>
          <table:table-cell table:style-name="ce14" office:value-type="float" office:value="3222.42" calcext:value-type="float">
            <text:p>3222,42</text:p>
          </table:table-cell>
          <table:table-cell table:style-name="ce17" table:formula="of:=[.$D$55]/[.D49]" office:value-type="float" office:value="1.48765524047145" calcext:value-type="float">
            <text:p>1,487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JAN</text:p>
          </table:table-cell>
          <table:table-cell table:style-name="ce14" office:value-type="float" office:value="3422.79" calcext:value-type="float">
            <text:p>3422,79</text:p>
          </table:table-cell>
          <table:table-cell table:style-name="ce17" table:formula="of:=[.$D$55]/[.D50]" office:value-type="float" office:value="1.4005679577187" calcext:value-type="float">
            <text:p>1,4005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013" calcext:value-type="float">
            <text:p>2013</text:p>
          </table:table-cell>
          <table:table-cell table:style-name="ce10" office:value-type="string" calcext:value-type="string">
            <text:p>JAN</text:p>
          </table:table-cell>
          <table:table-cell table:style-name="ce15" office:value-type="float" office:value="3633.44" calcext:value-type="float">
            <text:p>3633,44</text:p>
          </table:table-cell>
          <table:table-cell table:style-name="ce17" table:formula="of:=[.$D$55]/[.D51]" office:value-type="float" office:value="1.31936952309657" calcext:value-type="float">
            <text:p>1,3193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014" calcext:value-type="float">
            <text:p>2014</text:p>
          </table:table-cell>
          <table:table-cell table:style-name="ce10" office:value-type="string" calcext:value-type="string">
            <text:p>JAN</text:p>
          </table:table-cell>
          <table:table-cell table:style-name="ce15" office:value-type="float" office:value="3836.37" calcext:value-type="float">
            <text:p>3836,37</text:p>
          </table:table-cell>
          <table:table-cell table:style-name="ce17" table:formula="of:=[.$D$55]/[.D52]" office:value-type="float" office:value="1.249579680792" calcext:value-type="float">
            <text:p>1,2495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015" calcext:value-type="float">
            <text:p>2015</text:p>
          </table:table-cell>
          <table:table-cell table:style-name="ce10" office:value-type="string" calcext:value-type="string">
            <text:p>JAN</text:p>
          </table:table-cell>
          <table:table-cell table:style-name="ce15" office:value-type="float" office:value="4110.2" calcext:value-type="float">
            <text:p>4110,20</text:p>
          </table:table-cell>
          <table:table-cell table:style-name="ce17" table:formula="of:=[.$D$55]/[.D53]" office:value-type="float" office:value="1.16633010559097" calcext:value-type="float">
            <text:p>1,1663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016" calcext:value-type="float">
            <text:p>2016</text:p>
          </table:table-cell>
          <table:table-cell table:style-name="ce11" office:value-type="string" calcext:value-type="string">
            <text:p>JAN</text:p>
          </table:table-cell>
          <table:table-cell table:style-name="ce15" office:value-type="float" office:value="4550.23" calcext:value-type="float">
            <text:p>4550,23</text:p>
          </table:table-cell>
          <table:table-cell table:style-name="ce17" table:formula="of:=[.$D$55]/[.D54]" office:value-type="float" office:value="1.05354015071766" calcext:value-type="float">
            <text:p>1,0535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017" calcext:value-type="float">
            <text:p>2017</text:p>
          </table:table-cell>
          <table:table-cell table:style-name="ce11" office:value-type="string" calcext:value-type="string">
            <text:p>JAN</text:p>
          </table:table-cell>
          <table:table-cell table:style-name="ce15" office:value-type="float" office:value="4793.85" calcext:value-type="float">
            <text:p>4793,85</text:p>
          </table:table-cell>
          <table:table-cell table:style-name="ce17" table:formula="of:=[.$D$55]/[.D55]" office:value-type="float" office:value="1" calcext:value-type="float">
            <text:p>1,00000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11"/>
          <table:table-cell table:style-name="ce15"/>
          <table:table-cell table:number-columns-repeated="6"/>
        </table:table-row>
        <table:table-row table:style-name="ro1">
          <table:table-cell/>
          <table:table-cell table:style-name="ce1" office:value-type="float" office:value="2017" calcext:value-type="float">
            <text:p>2017</text:p>
          </table:table-cell>
          <table:table-cell table:style-name="ce9" office:value-type="string" calcext:value-type="string">
            <text:p>JAN</text:p>
          </table:table-cell>
          <table:table-cell table:style-name="ce12" office:value-type="string" calcext:value-type="string">
            <text:p>R$  937,00</text:p>
          </table:table-cell>
          <table:table-cell table:style-name="ce17" table:formula="of:=[.$D$57]/[.D57]" office:value-type="float" office:value="1" calcext:value-type="float">
            <text:p>1,0000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57]-1" office:value-type="float" office:value="2016" calcext:value-type="float">
            <text:p>2016</text:p>
          </table:table-cell>
          <table:table-cell table:style-name="ce9" office:value-type="string" calcext:value-type="string">
            <text:p>JAN</text:p>
          </table:table-cell>
          <table:table-cell table:style-name="ce12" office:value-type="string" calcext:value-type="string">
            <text:p>R$  880,00</text:p>
          </table:table-cell>
          <table:table-cell table:style-name="ce17" table:formula="of:=[.$D$57]/[.D58]" office:value-type="float" office:value="1.06477272727273" calcext:value-type="float">
            <text:p>1,06477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58]-1" office:value-type="float" office:value="2015" calcext:value-type="float">
            <text:p>2015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string" calcext:value-type="string">
            <text:p>R$  788,00</text:p>
          </table:table-cell>
          <table:table-cell table:style-name="ce17" table:formula="of:=[.$D$57]/[.D59]" office:value-type="float" office:value="1.18908629441624" calcext:value-type="float">
            <text:p>1,18909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59]-1" office:value-type="float" office:value="2014" calcext:value-type="float">
            <text:p>2014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string" calcext:value-type="string">
            <text:p>R$  724,00</text:p>
          </table:table-cell>
          <table:table-cell table:style-name="ce17" table:formula="of:=[.$D$57]/[.D60]" office:value-type="float" office:value="1.29419889502762" calcext:value-type="float">
            <text:p>1,2942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60]-1" office:value-type="float" office:value="2013" calcext:value-type="float">
            <text:p>2013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string" calcext:value-type="string">
            <text:p>R$  678,00</text:p>
          </table:table-cell>
          <table:table-cell table:style-name="ce17" table:formula="of:=[.$D$57]/[.D61]" office:value-type="float" office:value="1.38200589970501" calcext:value-type="float">
            <text:p>1,3820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61]-1" office:value-type="float" office:value="2012" calcext:value-type="float">
            <text:p>2012</text:p>
          </table:table-cell>
          <table:table-cell table:style-name="ce11" office:value-type="string" calcext:value-type="string">
            <text:p>JAN</text:p>
          </table:table-cell>
          <table:table-cell table:style-name="ce12" office:value-type="string" calcext:value-type="string">
            <text:p>R$  622,00</text:p>
          </table:table-cell>
          <table:table-cell table:style-name="ce17" table:formula="of:=[.$D$57]/[.D62]" office:value-type="float" office:value="1.5064308681672" calcext:value-type="float">
            <text:p>1,50643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62]-1" office:value-type="float" office:value="2011" calcext:value-type="float">
            <text:p>2011</text:p>
          </table:table-cell>
          <table:table-cell table:style-name="ce11" office:value-type="string" calcext:value-type="string">
            <text:p>JAN</text:p>
          </table:table-cell>
          <table:table-cell table:style-name="ce12" office:value-type="string" calcext:value-type="string">
            <text:p>R$  545,00</text:p>
          </table:table-cell>
          <table:table-cell table:style-name="ce17" table:formula="of:=[.$D$57]/[.D63]" office:value-type="float" office:value="1.71926605504587" calcext:value-type="float">
            <text:p>1,71927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11"/>
          <table:table-cell table:style-name="ce15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% population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% sample</text:p>
          </table:table-cell>
          <table:table-cell/>
          <table:table-cell office:value-type="string" calcext:value-type="string">
            <text:p>random.Va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5455572" calcext:value-type="float">
            <text:p>5455572</text:p>
          </table:table-cell>
          <table:table-cell table:style-name="ce16" table:formula="of:=[.C68]/[.$C$31]" office:value-type="percentage" office:value="0.00536680377220797" calcext:value-type="percentage">
            <text:p>0,5%</text:p>
          </table:table-cell>
          <table:table-cell office:value-type="float" office:value="2135" calcext:value-type="float">
            <text:p>2135</text:p>
          </table:table-cell>
          <table:table-cell table:style-name="ce16" table:formula="of:=[.E68]/[.$E$95]" office:value-type="percentage" office:value="0.00544531728218731" calcext:value-type="percentage">
            <text:p>0,5%</text:p>
          </table:table-cell>
          <table:table-cell table:style-name="ce19" table:formula="of:=[.E68]/[.C68]" office:value-type="percentage" office:value="0.000391343015911072" calcext:value-type="percentage">
            <text:p>0,039%</text:p>
          </table:table-cell>
          <table:table-cell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31481097" calcext:value-type="float">
            <text:p>31481097</text:p>
          </table:table-cell>
          <table:table-cell table:style-name="ce16" table:formula="of:=[.C69]/[.$C$31]" office:value-type="percentage" office:value="0.0309688645173861" calcext:value-type="percentage">
            <text:p>3,1%</text:p>
          </table:table-cell>
          <table:table-cell office:value-type="float" office:value="12233" calcext:value-type="float">
            <text:p>12233</text:p>
          </table:table-cell>
          <table:table-cell table:style-name="ce16" table:formula="of:=[.E69]/[.$E$95]" office:value-type="percentage" office:value="0.0312002652519894" calcext:value-type="percentage">
            <text:p>3,1%</text:p>
          </table:table-cell>
          <table:table-cell table:style-name="ce19" table:formula="of:=[.E69]/[.C69]" office:value-type="percentage" office:value="0.000388582392792729" calcext:value-type="percentage">
            <text:p>0,039%</text:p>
          </table:table-cell>
          <table:table-cell office:value-type="string" calcext:value-type="string">
            <text:p>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25125918" calcext:value-type="float">
            <text:p>25125918</text:p>
          </table:table-cell>
          <table:table-cell table:style-name="ce16" table:formula="of:=[.C70]/[.$C$31]" office:value-type="percentage" office:value="0.0247170913522153" calcext:value-type="percentage">
            <text:p>2,5%</text:p>
          </table:table-cell>
          <table:table-cell office:value-type="float" office:value="9741" calcext:value-type="float">
            <text:p>9741</text:p>
          </table:table-cell>
          <table:table-cell table:style-name="ce16" table:formula="of:=[.E70]/[.$E$95]" office:value-type="percentage" office:value="0.0248444195062232" calcext:value-type="percentage">
            <text:p>2,5%</text:p>
          </table:table-cell>
          <table:table-cell table:style-name="ce19" table:formula="of:=[.E70]/[.C70]" office:value-type="percentage" office:value="0.000387687327483915" calcext:value-type="percentage">
            <text:p>0,039%</text:p>
          </table:table-cell>
          <table:table-cell office:value-type="string" calcext:value-type="string">
            <text:p>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float" office:value="4094567" calcext:value-type="float">
            <text:p>4094567</text:p>
          </table:table-cell>
          <table:table-cell table:style-name="ce16" table:formula="of:=[.C71]/[.$C$31]" office:value-type="percentage" office:value="0.004027943838182" calcext:value-type="percentage">
            <text:p>0,4%</text:p>
          </table:table-cell>
          <table:table-cell office:value-type="float" office:value="1612" calcext:value-type="float">
            <text:p>1612</text:p>
          </table:table-cell>
          <table:table-cell table:style-name="ce16" table:formula="of:=[.E71]/[.$E$95]" office:value-type="percentage" office:value="0.00411140583554377" calcext:value-type="percentage">
            <text:p>0,4%</text:p>
          </table:table-cell>
          <table:table-cell table:style-name="ce19" table:formula="of:=[.E71]/[.C71]" office:value-type="percentage" office:value="0.000393692422177974" calcext:value-type="percentage">
            <text:p>0,039%</text:p>
          </table:table-cell>
          <table:table-cell office:value-type="string" calcext:value-type="string">
            <text:p>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32024694" calcext:value-type="float">
            <text:p>132024694</text:p>
          </table:table-cell>
          <table:table-cell table:style-name="ce16" table:formula="of:=[.C72]/[.$C$31]" office:value-type="percentage" office:value="0.129876505302066" calcext:value-type="percentage">
            <text:p>13,0%</text:p>
          </table:table-cell>
          <table:table-cell office:value-type="float" office:value="50762" calcext:value-type="float">
            <text:p>50762</text:p>
          </table:table-cell>
          <table:table-cell table:style-name="ce16" table:formula="of:=[.E72]/[.$E$95]" office:value-type="percentage" office:value="0.129468475821261" calcext:value-type="percentage">
            <text:p>12,9%</text:p>
          </table:table-cell>
          <table:table-cell table:style-name="ce19" table:formula="of:=[.E72]/[.C72]" office:value-type="percentage" office:value="0.000384488677549974" calcext:value-type="percentage">
            <text:p>0,038%</text:p>
          </table:table-cell>
          <table:table-cell office:value-type="string" calcext:value-type="string">
            <text:p>B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79632437" calcext:value-type="float">
            <text:p>79632437</text:p>
          </table:table-cell>
          <table:table-cell table:style-name="ce16" table:formula="of:=[.C73]/[.$C$31]" office:value-type="percentage" office:value="0.0783367286293195" calcext:value-type="percentage">
            <text:p>7,8%</text:p>
          </table:table-cell>
          <table:table-cell office:value-type="float" office:value="30696" calcext:value-type="float">
            <text:p>30696</text:p>
          </table:table-cell>
          <table:table-cell table:style-name="ce16" table:formula="of:=[.E73]/[.$E$95]" office:value-type="percentage" office:value="0.0782901448683942" calcext:value-type="percentage">
            <text:p>7,8%</text:p>
          </table:table-cell>
          <table:table-cell table:style-name="ce19" table:formula="of:=[.E73]/[.C73]" office:value-type="percentage" office:value="0.00038547106124606" calcext:value-type="percentage">
            <text:p>0,039%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6559070" calcext:value-type="float">
            <text:p>6559070</text:p>
          </table:table-cell>
          <table:table-cell table:style-name="ce16" table:formula="of:=[.C74]/[.$C$31]" office:value-type="percentage" office:value="0.00645234663169621" calcext:value-type="percentage">
            <text:p>0,6%</text:p>
          </table:table-cell>
          <table:table-cell office:value-type="float" office:value="2524" calcext:value-type="float">
            <text:p>2524</text:p>
          </table:table-cell>
          <table:table-cell table:style-name="ce16" table:formula="of:=[.E74]/[.$E$95]" office:value-type="percentage" office:value="0.00643746174250153" calcext:value-type="percentage">
            <text:p>0,6%</text:p>
          </table:table-cell>
          <table:table-cell table:style-name="ce19" table:formula="of:=[.E74]/[.C74]" office:value-type="percentage" office:value="0.000384810651510046" calcext:value-type="percentage">
            <text:p>0,038%</text:p>
          </table:table-cell>
          <table:table-cell office:value-type="string" calcext:value-type="string">
            <text:p>D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4211690" calcext:value-type="float">
            <text:p>14211690</text:p>
          </table:table-cell>
          <table:table-cell table:style-name="ce16" table:formula="of:=[.C75]/[.$C$31]" office:value-type="percentage" office:value="0.0139804499879115" calcext:value-type="percentage">
            <text:p>1,4%</text:p>
          </table:table-cell>
          <table:table-cell office:value-type="float" office:value="5495" calcext:value-type="float">
            <text:p>5495</text:p>
          </table:table-cell>
          <table:table-cell table:style-name="ce16" table:formula="of:=[.E75]/[.$E$95]" office:value-type="percentage" office:value="0.0140149969394001" calcext:value-type="percentage">
            <text:p>1,4%</text:p>
          </table:table-cell>
          <table:table-cell table:style-name="ce19" table:formula="of:=[.E75]/[.C75]" office:value-type="percentage" office:value="0.000386653522557838" calcext:value-type="percentage">
            <text:p>0,039%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float" office:value="24621419" calcext:value-type="float">
            <text:p>24621419</text:p>
          </table:table-cell>
          <table:table-cell table:style-name="ce16" table:formula="of:=[.C76]/[.$C$31]" office:value-type="percentage" office:value="0.024220801112388" calcext:value-type="percentage">
            <text:p>2,4%</text:p>
          </table:table-cell>
          <table:table-cell office:value-type="float" office:value="9483" calcext:value-type="float">
            <text:p>9483</text:p>
          </table:table-cell>
          <table:table-cell table:style-name="ce16" table:formula="of:=[.E76]/[.$E$95]" office:value-type="percentage" office:value="0.0241863905325444" calcext:value-type="percentage">
            <text:p>2,4%</text:p>
          </table:table-cell>
          <table:table-cell table:style-name="ce19" table:formula="of:=[.E76]/[.C76]" office:value-type="percentage" office:value="0.000385152456078994" calcext:value-type="percentage">
            <text:p>0,039%</text:p>
          </table:table-cell>
          <table:table-cell office:value-type="string" calcext:value-type="string">
            <text:p>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float" office:value="70510904" calcext:value-type="float">
            <text:p>70510904</text:p>
          </table:table-cell>
          <table:table-cell table:style-name="ce16" table:formula="of:=[.C77]/[.$C$31]" office:value-type="percentage" office:value="0.069363613122326" calcext:value-type="percentage">
            <text:p>6,9%</text:p>
          </table:table-cell>
          <table:table-cell office:value-type="float" office:value="27046" calcext:value-type="float">
            <text:p>27046</text:p>
          </table:table-cell>
          <table:table-cell table:style-name="ce16" table:formula="of:=[.E77]/[.$E$95]" office:value-type="percentage" office:value="0.0689808202407672" calcext:value-type="percentage">
            <text:p>6,9%</text:p>
          </table:table-cell>
          <table:table-cell table:style-name="ce19" table:formula="of:=[.E77]/[.C77]" office:value-type="percentage" office:value="0.000383571879889669" calcext:value-type="percentage">
            <text:p>0,038%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84548017" calcext:value-type="float">
            <text:p>84548017</text:p>
          </table:table-cell>
          <table:table-cell table:style-name="ce16" table:formula="of:=[.C78]/[.$C$31]" office:value-type="percentage" office:value="0.0831723266723093" calcext:value-type="percentage">
            <text:p>8,3%</text:p>
          </table:table-cell>
          <table:table-cell office:value-type="float" office:value="32524" calcext:value-type="float">
            <text:p>32524</text:p>
          </table:table-cell>
          <table:table-cell table:style-name="ce16" table:formula="of:=[.E78]/[.$E$95]" office:value-type="percentage" office:value="0.0829524586819016" calcext:value-type="percentage">
            <text:p>8,3%</text:p>
          </table:table-cell>
          <table:table-cell table:style-name="ce19" table:formula="of:=[.E78]/[.C78]" office:value-type="percentage" office:value="0.000384680813980534" calcext:value-type="percentage">
            <text:p>0,038%</text:p>
          </table:table-cell>
          <table:table-cell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float" office:value="10328666" calcext:value-type="float">
            <text:p>10328666</text:p>
          </table:table-cell>
          <table:table-cell table:style-name="ce16" table:formula="of:=[.C79]/[.$C$31]" office:value-type="percentage" office:value="0.0101606071096993" calcext:value-type="percentage">
            <text:p>1,0%</text:p>
          </table:table-cell>
          <table:table-cell office:value-type="float" office:value="3967" calcext:value-type="float">
            <text:p>3967</text:p>
          </table:table-cell>
          <table:table-cell table:style-name="ce16" table:formula="of:=[.E79]/[.$E$95]" office:value-type="percentage" office:value="0.0101178330952867" calcext:value-type="percentage">
            <text:p>1,0%</text:p>
          </table:table-cell>
          <table:table-cell table:style-name="ce19" table:formula="of:=[.E79]/[.C79]" office:value-type="percentage" office:value="0.000384076704581211" calcext:value-type="percentage">
            <text:p>0,038%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float" office:value="13184777" calcext:value-type="float">
            <text:p>13184777</text:p>
          </table:table-cell>
          <table:table-cell table:style-name="ce16" table:formula="of:=[.C80]/[.$C$31]" office:value-type="percentage" office:value="0.012970246005244" calcext:value-type="percentage">
            <text:p>1,3%</text:p>
          </table:table-cell>
          <table:table-cell office:value-type="float" office:value="5082" calcext:value-type="float">
            <text:p>5082</text:p>
          </table:table-cell>
          <table:table-cell table:style-name="ce16" table:formula="of:=[.E80]/[.$E$95]" office:value-type="percentage" office:value="0.0129616404815344" calcext:value-type="percentage">
            <text:p>1,3%</text:p>
          </table:table-cell>
          <table:table-cell table:style-name="ce19" table:formula="of:=[.E80]/[.C80]" office:value-type="percentage" office:value="0.000385444516809044" calcext:value-type="percentage">
            <text:p>0,039%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float" office:value="62093507" calcext:value-type="float">
            <text:p>62093507</text:p>
          </table:table-cell>
          <table:table-cell table:style-name="ce16" table:formula="of:=[.C81]/[.$C$31]" office:value-type="percentage" office:value="0.0610831765389994" calcext:value-type="percentage">
            <text:p>6,1%</text:p>
          </table:table-cell>
          <table:table-cell office:value-type="float" office:value="23840" calcext:value-type="float">
            <text:p>23840</text:p>
          </table:table-cell>
          <table:table-cell table:style-name="ce16" table:formula="of:=[.E81]/[.$E$95]" office:value-type="percentage" office:value="0.0608039175678433" calcext:value-type="percentage">
            <text:p>6,1%</text:p>
          </table:table-cell>
          <table:table-cell table:style-name="ce19" table:formula="of:=[.E81]/[.C81]" office:value-type="percentage" office:value="0.00038393708379203" calcext:value-type="percentage">
            <text:p>0,038%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37456352" calcext:value-type="float">
            <text:p>37456352</text:p>
          </table:table-cell>
          <table:table-cell table:style-name="ce16" table:formula="of:=[.C82]/[.$C$31]" office:value-type="percentage" office:value="0.0368468954688435" calcext:value-type="percentage">
            <text:p>3,7%</text:p>
          </table:table-cell>
          <table:table-cell office:value-type="float" office:value="14414" calcext:value-type="float">
            <text:p>14414</text:p>
          </table:table-cell>
          <table:table-cell table:style-name="ce16" table:formula="of:=[.E82]/[.$E$95]" office:value-type="percentage" office:value="0.0367629055294838" calcext:value-type="percentage">
            <text:p>3,7%</text:p>
          </table:table-cell>
          <table:table-cell table:style-name="ce19" table:formula="of:=[.E82]/[.C82]" office:value-type="percentage" office:value="0.000384821244738409" calcext:value-type="percentage">
            <text:p>0,038%</text:p>
          </table:table-cell>
          <table:table-cell office:value-type="string" calcext:value-type="string">
            <text:p>P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</text:p>
          </table:table-cell>
          <table:table-cell office:value-type="float" office:value="83676551" calcext:value-type="float">
            <text:p>83676551</text:p>
          </table:table-cell>
          <table:table-cell table:style-name="ce16" table:formula="of:=[.C83]/[.$C$31]" office:value-type="percentage" office:value="0.0823150403939592" calcext:value-type="percentage">
            <text:p>8,2%</text:p>
          </table:table-cell>
          <table:table-cell office:value-type="float" office:value="32449" calcext:value-type="float">
            <text:p>32449</text:p>
          </table:table-cell>
          <table:table-cell table:style-name="ce16" table:formula="of:=[.E83]/[.$E$95]" office:value-type="percentage" office:value="0.0827611711895532" calcext:value-type="percentage">
            <text:p>8,3%</text:p>
          </table:table-cell>
          <table:table-cell table:style-name="ce19" table:formula="of:=[.E83]/[.C83]" office:value-type="percentage" office:value="0.000387790839992915" calcext:value-type="percentage">
            <text:p>0,039%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33211266" calcext:value-type="float">
            <text:p>33211266</text:p>
          </table:table-cell>
          <table:table-cell table:style-name="ce16" table:formula="of:=[.C84]/[.$C$31]" office:value-type="percentage" office:value="0.0326708817422999" calcext:value-type="percentage">
            <text:p>3,3%</text:p>
          </table:table-cell>
          <table:table-cell office:value-type="float" office:value="12781" calcext:value-type="float">
            <text:p>12781</text:p>
          </table:table-cell>
          <table:table-cell table:style-name="ce16" table:formula="of:=[.E84]/[.$E$95]" office:value-type="percentage" office:value="0.0325979391960824" calcext:value-type="percentage">
            <text:p>3,3%</text:p>
          </table:table-cell>
          <table:table-cell table:style-name="ce19" table:formula="of:=[.E84]/[.C84]" office:value-type="percentage" office:value="0.00038483928917374" calcext:value-type="percentage">
            <text:p>0,038%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31113172" calcext:value-type="float">
            <text:p>31113172</text:p>
          </table:table-cell>
          <table:table-cell table:style-name="ce16" table:formula="of:=[.C85]/[.$C$31]" office:value-type="percentage" office:value="0.0306069260665894" calcext:value-type="percentage">
            <text:p>3,1%</text:p>
          </table:table-cell>
          <table:table-cell office:value-type="float" office:value="11932" calcext:value-type="float">
            <text:p>11932</text:p>
          </table:table-cell>
          <table:table-cell table:style-name="ce16" table:formula="of:=[.E85]/[.$E$95]" office:value-type="percentage" office:value="0.0304325647826974" calcext:value-type="percentage">
            <text:p>3,0%</text:p>
          </table:table-cell>
          <table:table-cell table:style-name="ce19" table:formula="of:=[.E85]/[.C85]" office:value-type="percentage" office:value="0.00038350316708306" calcext:value-type="percentage">
            <text:p>0,038%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J</text:p>
          </table:table-cell>
          <table:table-cell office:value-type="float" office:value="59021267" calcext:value-type="float">
            <text:p>59021267</text:p>
          </table:table-cell>
          <table:table-cell table:style-name="ce16" table:formula="of:=[.C86]/[.$C$31]" office:value-type="percentage" office:value="0.0580609253028085" calcext:value-type="percentage">
            <text:p>5,8%</text:p>
          </table:table-cell>
          <table:table-cell office:value-type="float" office:value="22726" calcext:value-type="float">
            <text:p>22726</text:p>
          </table:table-cell>
          <table:table-cell table:style-name="ce16" table:formula="of:=[.E86]/[.$E$95]" office:value-type="percentage" office:value="0.0579626606814936" calcext:value-type="percentage">
            <text:p>5,8%</text:p>
          </table:table-cell>
          <table:table-cell table:style-name="ce19" table:formula="of:=[.E86]/[.C86]" office:value-type="percentage" office:value="0.000385047647316687" calcext:value-type="percentage">
            <text:p>0,039%</text:p>
          </table:table-cell>
          <table:table-cell office:value-type="string" calcext:value-type="string">
            <text:p>R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float" office:value="26310020" calcext:value-type="float">
            <text:p>26310020</text:p>
          </table:table-cell>
          <table:table-cell table:style-name="ce16" table:formula="of:=[.C87]/[.$C$31]" office:value-type="percentage" office:value="0.0258819266949217" calcext:value-type="percentage">
            <text:p>2,6%</text:p>
          </table:table-cell>
          <table:table-cell office:value-type="float" office:value="10236" calcext:value-type="float">
            <text:p>10236</text:p>
          </table:table-cell>
          <table:table-cell table:style-name="ce16" table:formula="of:=[.E87]/[.$E$95]" office:value-type="percentage" office:value="0.0261069169557233" calcext:value-type="percentage">
            <text:p>2,6%</text:p>
          </table:table-cell>
          <table:table-cell table:style-name="ce19" table:formula="of:=[.E87]/[.C87]" office:value-type="percentage" office:value="0.000389053296044625" calcext:value-type="percentage">
            <text:p>0,039%</text:p>
          </table:table-cell>
          <table:table-cell office:value-type="string" calcext:value-type="string">
            <text:p>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8202867" calcext:value-type="float">
            <text:p>8202867</text:p>
          </table:table-cell>
          <table:table-cell table:style-name="ce16" table:formula="of:=[.C88]/[.$C$31]" office:value-type="percentage" office:value="0.00806939722517094" calcext:value-type="percentage">
            <text:p>0,8%</text:p>
          </table:table-cell>
          <table:table-cell office:value-type="float" office:value="3221" calcext:value-type="float">
            <text:p>3221</text:p>
          </table:table-cell>
          <table:table-cell table:style-name="ce16" table:formula="of:=[.E88]/[.$E$95]" office:value-type="percentage" office:value="0.00821516017139359" calcext:value-type="percentage">
            <text:p>0,8%</text:p>
          </table:table-cell>
          <table:table-cell table:style-name="ce19" table:formula="of:=[.E88]/[.C88]" office:value-type="percentage" office:value="0.000392667588051836" calcext:value-type="percentage">
            <text:p>0,039%</text:p>
          </table:table-cell>
          <table:table-cell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float" office:value="3493031" calcext:value-type="float">
            <text:p>3493031</text:p>
          </table:table-cell>
          <table:table-cell table:style-name="ce16" table:formula="of:=[.C89]/[.$C$31]" office:value-type="percentage" office:value="0.00343619549833443" calcext:value-type="percentage">
            <text:p>0,3%</text:p>
          </table:table-cell>
          <table:table-cell office:value-type="float" office:value="1342" calcext:value-type="float">
            <text:p>1342</text:p>
          </table:table-cell>
          <table:table-cell table:style-name="ce16" table:formula="of:=[.E89]/[.$E$95]" office:value-type="percentage" office:value="0.00342277086308917" calcext:value-type="percentage">
            <text:p>0,3%</text:p>
          </table:table-cell>
          <table:table-cell table:style-name="ce19" table:formula="of:=[.E89]/[.C89]" office:value-type="percentage" office:value="0.000384193555682729" calcext:value-type="percentage">
            <text:p>0,038%</text:p>
          </table:table-cell>
          <table:table-cell office:value-type="string" calcext:value-type="string">
            <text:p>R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float" office:value="32272908" calcext:value-type="float">
            <text:p>32272908</text:p>
          </table:table-cell>
          <table:table-cell table:style-name="ce16" table:formula="of:=[.C90]/[.$C$31]" office:value-type="percentage" office:value="0.031747791871232" calcext:value-type="percentage">
            <text:p>3,2%</text:p>
          </table:table-cell>
          <table:table-cell office:value-type="float" office:value="12696" calcext:value-type="float">
            <text:p>12696</text:p>
          </table:table-cell>
          <table:table-cell table:style-name="ce16" table:formula="of:=[.E90]/[.$E$95]" office:value-type="percentage" office:value="0.0323811467047541" calcext:value-type="percentage">
            <text:p>3,2%</text:p>
          </table:table-cell>
          <table:table-cell table:style-name="ce19" table:formula="of:=[.E90]/[.C90]" office:value-type="percentage" office:value="0.000393394980086703" calcext:value-type="percentage">
            <text:p>0,039%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10167433" calcext:value-type="float">
            <text:p>10167433</text:p>
          </table:table-cell>
          <table:table-cell table:style-name="ce16" table:formula="of:=[.C91]/[.$C$31]" office:value-type="percentage" office:value="0.0100019975500409" calcext:value-type="percentage">
            <text:p>1,0%</text:p>
          </table:table-cell>
          <table:table-cell office:value-type="float" office:value="3790" calcext:value-type="float">
            <text:p>3790</text:p>
          </table:table-cell>
          <table:table-cell table:style-name="ce16" table:formula="of:=[.E91]/[.$E$95]" office:value-type="percentage" office:value="0.00966639461334422" calcext:value-type="percentage">
            <text:p>1,0%</text:p>
          </table:table-cell>
          <table:table-cell table:style-name="ce19" table:formula="of:=[.E91]/[.C91]" office:value-type="percentage" office:value="0.000372758787788422" calcext:value-type="percentage">
            <text:p>0,037%</text:p>
          </table:table-cell>
          <table:table-cell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float" office:value="19734356" calcext:value-type="float">
            <text:p>19734356</text:p>
          </table:table-cell>
          <table:table-cell table:style-name="ce16" table:formula="of:=[.C92]/[.$C$31]" office:value-type="percentage" office:value="0.0194132560660724" calcext:value-type="percentage">
            <text:p>1,9%</text:p>
          </table:table-cell>
          <table:table-cell office:value-type="float" office:value="7775" calcext:value-type="float">
            <text:p>7775</text:p>
          </table:table-cell>
          <table:table-cell table:style-name="ce16" table:formula="of:=[.E92]/[.$E$95]" office:value-type="percentage" office:value="0.0198301367067945" calcext:value-type="percentage">
            <text:p>2,0%</text:p>
          </table:table-cell>
          <table:table-cell table:style-name="ce19" table:formula="of:=[.E92]/[.C92]" office:value-type="percentage" office:value="0.000393982960477656" calcext:value-type="percentage">
            <text:p>0,039%</text:p>
          </table:table-cell>
          <table:table-cell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7962889" calcext:value-type="float">
            <text:p>97962889</text:p>
          </table:table-cell>
          <table:table-cell table:style-name="ce16" table:formula="of:=[.C93]/[.$C$31]" office:value-type="percentage" office:value="0.096368923775837" calcext:value-type="percentage">
            <text:p>9,6%</text:p>
          </table:table-cell>
          <table:table-cell office:value-type="float" office:value="37779" calcext:value-type="float">
            <text:p>37779</text:p>
          </table:table-cell>
          <table:table-cell table:style-name="ce16" table:formula="of:=[.E93]/[.$E$95]" office:value-type="percentage" office:value="0.0963553356457866" calcext:value-type="percentage">
            <text:p>9,6%</text:p>
          </table:table-cell>
          <table:table-cell table:style-name="ce19" table:formula="of:=[.E93]/[.C93]" office:value-type="percentage" office:value="0.000385646037858275" calcext:value-type="percentage">
            <text:p>0,039%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10045794" calcext:value-type="float">
            <text:p>10045794</text:p>
          </table:table-cell>
          <table:table-cell table:style-name="ce16" table:formula="of:=[.C94]/[.$C$31]" office:value-type="percentage" office:value="0.00988233775193952" calcext:value-type="percentage">
            <text:p>1,0%</text:p>
          </table:table-cell>
          <table:table-cell office:value-type="float" office:value="3799" calcext:value-type="float">
            <text:p>3799</text:p>
          </table:table-cell>
          <table:table-cell table:style-name="ce16" table:formula="of:=[.E94]/[.$E$95]" office:value-type="percentage" office:value="0.00968934911242604" calcext:value-type="percentage">
            <text:p>1,0%</text:p>
          </table:table-cell>
          <table:table-cell table:style-name="ce19" table:formula="of:=[.E94]/[.C94]" office:value-type="percentage" office:value="0.0003781682164695" calcext:value-type="percentage">
            <text:p>0,038%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68:.C94])" office:value-type="float" office:value="1016540241" calcext:value-type="float">
            <text:p>1016540241</text:p>
          </table:table-cell>
          <table:table-cell table:style-name="ce16" table:formula="of:=[.C95]/[.$C$31]" office:value-type="percentage" office:value="1" calcext:value-type="percentage">
            <text:p>100,0%</text:p>
          </table:table-cell>
          <table:table-cell table:formula="of:=SUM([.E68:.E94])" office:value-type="float" office:value="392080" calcext:value-type="float">
            <text:p>392080</text:p>
          </table:table-cell>
          <table:table-cell table:style-name="ce16" table:formula="of:=[.E95]/[.$E$95]" office:value-type="percentage" office:value="1" calcext:value-type="percentage">
            <text:p>100,0%</text:p>
          </table:table-cell>
          <table:table-cell table:style-name="ce19" table:formula="of:=[.E95]/[.C95]" office:value-type="percentage" office:value="0.000385700422065239" calcext:value-type="percentage">
            <text:p>0,039%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table:style-name="ce4" office:value-type="string" calcext:value-type="string">
            <text:p>VIGÊNCIA</text:p>
          </table:table-cell>
          <table:table-cell table:style-name="ce4" office:value-type="string" calcext:value-type="string">
            <text:p>VALOR MENSAL</text:p>
          </table:table-cell>
          <table:table-cell table:style-name="ce4" office:value-type="string" calcext:value-type="string">
            <text:p>VALOR DIÁRIO</text:p>
          </table:table-cell>
          <table:table-cell table:style-name="ce4" office:value-type="string" calcext:value-type="string">
            <text:p>VALOR HORA</text:p>
          </table:table-cell>
          <table:table-cell table:style-name="ce4" office:value-type="string" calcext:value-type="string">
            <text:p>NORMA LEGAL</text:p>
          </table:table-cell>
          <table:table-cell table:style-name="ce4" office:value-type="string" calcext:value-type="string">
            <text:p>D.O.U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01.01.2017</text:p>
          </table:table-cell>
          <table:table-cell table:style-name="ce12" office:value-type="string" calcext:value-type="string">
            <text:p>R$  937,00</text:p>
          </table:table-cell>
          <table:table-cell table:style-name="ce12" office:value-type="string" calcext:value-type="string">
            <text:p>R$  31,23</text:p>
          </table:table-cell>
          <table:table-cell table:style-name="ce12" office:value-type="string" calcext:value-type="string">
            <text:p>R$  4,26</text:p>
          </table:table-cell>
          <table:table-cell table:style-name="ce5" office:value-type="string" calcext:value-type="string">
            <text:p><text:a xlink:href="http://www.normaslegais.com.br/legislacao/Decreto-8948-2016.htm" xlink:type="simple">Decreto 8.948/2016</text:a></text:p>
          </table:table-cell>
          <table:table-cell table:style-name="ce5" office:value-type="string" calcext:value-type="string">
            <text:p>30.12.201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1.01.2016</text:p>
          </table:table-cell>
          <table:table-cell table:style-name="ce12" office:value-type="string" calcext:value-type="string">
            <text:p>R$  880,00</text:p>
          </table:table-cell>
          <table:table-cell table:style-name="ce12" office:value-type="string" calcext:value-type="string">
            <text:p>R$  29,33</text:p>
          </table:table-cell>
          <table:table-cell table:style-name="ce12" office:value-type="string" calcext:value-type="string">
            <text:p>R$  4,00</text:p>
          </table:table-cell>
          <table:table-cell table:style-name="ce5" office:value-type="string" calcext:value-type="string">
            <text:p><text:a xlink:href="http://www.normaslegais.com.br/legislacao/Decreto-8618-2015.htm" xlink:type="simple">Decreto 8.618/201</text:a><text:a xlink:href="http://www.normaslegais.com.br/legislacao/decreto-8166-2013.htm" xlink:type="simple">5</text:a></text:p>
          </table:table-cell>
          <table:table-cell table:style-name="ce5" office:value-type="string" calcext:value-type="string">
            <text:p>30.12.201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01.01.2015</text:p>
          </table:table-cell>
          <table:table-cell table:style-name="ce12" office:value-type="string" calcext:value-type="string">
            <text:p>R$  788,00</text:p>
          </table:table-cell>
          <table:table-cell table:style-name="ce12" office:value-type="string" calcext:value-type="string">
            <text:p>R$  26,27</text:p>
          </table:table-cell>
          <table:table-cell table:style-name="ce12" office:value-type="string" calcext:value-type="string">
            <text:p>R$  3,58</text:p>
          </table:table-cell>
          <table:table-cell table:style-name="ce5" office:value-type="string" calcext:value-type="string">
            <text:p><text:a xlink:href="http://www.normaslegais.com.br/legislacao/decreto-8166-2013.htm" xlink:type="simple">Decreto 8.381/2014</text:a></text:p>
          </table:table-cell>
          <table:table-cell table:style-name="ce5" office:value-type="string" calcext:value-type="string">
            <text:p>30.12.201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01.01.2014</text:p>
          </table:table-cell>
          <table:table-cell table:style-name="ce12" office:value-type="string" calcext:value-type="string">
            <text:p>R$  724,00</text:p>
          </table:table-cell>
          <table:table-cell table:style-name="ce12" office:value-type="string" calcext:value-type="string">
            <text:p>R$  24,13</text:p>
          </table:table-cell>
          <table:table-cell table:style-name="ce12" office:value-type="string" calcext:value-type="string">
            <text:p>R$  3,29</text:p>
          </table:table-cell>
          <table:table-cell table:style-name="ce5" office:value-type="string" calcext:value-type="string">
            <text:p><text:a xlink:href="http://www.normaslegais.com.br/legislacao/decreto-8166-2013.htm" xlink:type="simple">Decreto 8.166/2013</text:a></text:p>
          </table:table-cell>
          <table:table-cell table:style-name="ce5" office:value-type="string" calcext:value-type="string">
            <text:p>24.12.201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01.01.2013</text:p>
          </table:table-cell>
          <table:table-cell table:style-name="ce12" office:value-type="string" calcext:value-type="string">
            <text:p>R$  678,00</text:p>
          </table:table-cell>
          <table:table-cell table:style-name="ce12" office:value-type="string" calcext:value-type="string">
            <text:p>R$  22,60</text:p>
          </table:table-cell>
          <table:table-cell table:style-name="ce12" office:value-type="string" calcext:value-type="string">
            <text:p>R$  3,08</text:p>
          </table:table-cell>
          <table:table-cell table:style-name="ce5" office:value-type="string" calcext:value-type="string">
            <text:p><text:a xlink:href="http://www.normaslegais.com.br/legislacao/decreto-7872-2012.htm" xlink:type="simple">Decreto 7.872/2012</text:a></text:p>
          </table:table-cell>
          <table:table-cell table:style-name="ce5" office:value-type="string" calcext:value-type="string">
            <text:p>26.12.201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01.01.2012</text:p>
          </table:table-cell>
          <table:table-cell table:style-name="ce12" office:value-type="string" calcext:value-type="string">
            <text:p>R$  622,00</text:p>
          </table:table-cell>
          <table:table-cell table:style-name="ce12" office:value-type="string" calcext:value-type="string">
            <text:p>R$  20,73</text:p>
          </table:table-cell>
          <table:table-cell table:style-name="ce12" office:value-type="string" calcext:value-type="string">
            <text:p>R$  2,83</text:p>
          </table:table-cell>
          <table:table-cell table:style-name="ce5" office:value-type="string" calcext:value-type="string">
            <text:p><text:a xlink:href="http://www.normaslegais.com.br/legislacao/decreto-7655-2011.htm" xlink:type="simple">Decreto 7.655/2011</text:a></text:p>
          </table:table-cell>
          <table:table-cell table:style-name="ce5" office:value-type="string" calcext:value-type="string">
            <text:p>26.12.2011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01.03.2011</text:p>
          </table:table-cell>
          <table:table-cell table:style-name="ce12" office:value-type="string" calcext:value-type="string">
            <text:p>R$  545,00</text:p>
          </table:table-cell>
          <table:table-cell table:style-name="ce12" office:value-type="string" calcext:value-type="string">
            <text:p>R$  18,17</text:p>
          </table:table-cell>
          <table:table-cell table:style-name="ce12" office:value-type="string" calcext:value-type="string">
            <text:p>R$  2,48</text:p>
          </table:table-cell>
          <table:table-cell table:style-name="ce5" office:value-type="string" calcext:value-type="string">
            <text:p><text:a xlink:href="http://www.normaslegais.com.br/legislacao/lei12382_2011.htm" xlink:type="simple">Lei 12.382/2011</text:a></text:p>
          </table:table-cell>
          <table:table-cell table:style-name="ce5" office:value-type="string" calcext:value-type="string">
            <text:p>28.02.201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3:Sheet1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5" loext:min-decimal-places="5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1P0" style:volatile="true">
      <number:text>R$ </number:text>
      <number:number number:decimal-places="0" loext:min-decimal-places="0" number:min-integer-digits="1" number:grouping="true"/>
    </number:number-style>
    <number:number-style style:name="N121">
      <number:text>-R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R$ </number:text>
      <number:number number:decimal-places="2" loext:min-decimal-places="2" number:min-integer-digits="1" number:grouping="true"/>
    </number:number-style>
    <number:number-style style:name="N124">
      <number:text>-R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R$ 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8" loext:min-decimal-places="18" number:min-integer-digits="1"/>
    </number:number-style>
    <number:percentage-style style:name="N17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2:36:59.552552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3:23:16.153700099</meta:creation-date>
    <dc:date>2017-05-10T22:40:29.460634937</dc:date>
    <meta:editing-duration>PT5H45M54S</meta:editing-duration>
    <meta:editing-cycles>15</meta:editing-cycles>
    <meta:generator>LibreOffice/5.1.6.2$Linux_X86_64 LibreOffice_project/10m0$Build-2</meta:generator>
    <meta:document-statistic meta:table-count="1" meta:cell-count="550" meta:object-count="0"/>
  </office:meta>
</office:document-meta>
</file>